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fo:color="#0000ff"/>
    </style:style>
    <style:style style:name="P4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0" style:family="paragraph" style:parent-style-name="Text_20_body">
      <style:paragraph-properties fo:text-align="justify" style:justify-single-word="false"/>
    </style:style>
    <style:style style:name="P81" style:family="paragraph" style:parent-style-name="Text_20_body">
      <style:text-properties fo:language="ru" fo:country="RU"/>
    </style:style>
    <style:style style:name="P82" style:family="paragraph" style:parent-style-name="Text_20_body">
      <style:paragraph-properties fo:background-color="#eeeeee">
        <style:background-image/>
      </style:paragraph-properties>
    </style:style>
    <style:style style:name="P83" style:family="paragraph" style:parent-style-name="Text_20_body">
      <style:paragraph-properties fo:background-color="#eeeeee">
        <style:background-image/>
      </style:paragraph-properties>
      <style:text-properties fo:language="ru" fo:country="RU"/>
    </style:style>
    <style:style style:name="P84" style:family="paragraph" style:parent-style-name="Text_20_body">
      <style:paragraph-properties fo:text-align="justify" style:justify-single-word="false"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language="ru" fo:country="RU"/>
    </style:style>
    <style:style style:name="P8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7" style:family="paragraph" style:parent-style-name="Text_20_body">
      <style:paragraph-properties fo:margin-left="0cm" fo:margin-right="0cm" fo:text-align="justify" style:justify-single-word="false" fo:text-indent="0cm" style:auto-text-indent="false"/>
    </style:style>
    <style:style style:name="P88" style:family="paragraph" style:parent-style-name="Text_20_body">
      <style:paragraph-properties fo:margin-left="0cm" fo:margin-right="0cm" fo:text-align="justify" style:justify-single-word="false" fo:text-indent="0cm" style:auto-text-indent="false"/>
      <style:text-properties fo:color="#800000"/>
    </style:style>
    <style:style style:name="P8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0" style:family="paragraph" style:parent-style-name="Text_20_body">
      <style:paragraph-properties fo:margin-left="0cm" fo:margin-right="0cm" fo:text-align="center" style:justify-single-word="false" fo:text-indent="0cm" style:auto-text-indent="false"/>
    </style:style>
    <style:style style:name="P9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0" style:family="paragraph" style:parent-style-name="Footnote">
      <style:paragraph-properties fo:margin-left="0cm" fo:margin-right="0cm" fo:text-indent="0cm" style:auto-text-indent="false"/>
      <style:text-properties fo:language="en" fo:country="US"/>
    </style:style>
    <style:style style:name="P101" style:family="paragraph" style:parent-style-name="Footnote">
      <style:text-properties fo:language="en" fo:country="US"/>
    </style:style>
    <style:style style:name="P102" style:family="paragraph" style:parent-style-name="Footnote">
      <style:text-properties fo:language="ru" fo:country="RU"/>
    </style:style>
    <style:style style:name="P103" style:family="paragraph" style:parent-style-name="Footnote">
      <style:text-properties style:use-window-font-color="true"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2" style:family="paragraph" style:parent-style-name="Heading_20_1">
      <style:paragraph-properties fo:margin-left="0cm" fo:margin-right="0cm" fo:text-align="center" style:justify-single-word="false" fo:text-indent="0.499cm" style:auto-text-indent="false"/>
    </style:style>
    <style:style style:name="P113" style:family="paragraph" style:parent-style-name="Heading_20_1">
      <style:paragraph-properties fo:background-color="#eeeeee">
        <style:background-image/>
      </style:paragraph-properties>
    </style:style>
    <style:style style:name="P114" style:family="paragraph" style:parent-style-name="Heading_20_2">
      <style:text-properties fo:language="en" fo:country="US"/>
    </style:style>
    <style:style style:name="P115" style:family="paragraph" style:parent-style-name="Heading_20_2">
      <style:text-properties fo:language="ru" fo:country="RU"/>
    </style:style>
    <style:style style:name="P116" style:family="paragraph" style:parent-style-name="Heading_20_2">
      <style:paragraph-properties fo:background-color="#eeeeee">
        <style:background-image/>
      </style:paragraph-properties>
    </style:style>
    <style:style style:name="P117" style:family="paragraph" style:parent-style-name="Heading_20_2">
      <style:paragraph-properties fo:background-color="#eeeeee">
        <style:background-image/>
      </style:paragraph-properties>
      <style:text-properties fo:language="ru" fo:country="RU"/>
    </style:style>
    <style:style style:name="P11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9" style:family="paragraph" style:parent-style-name="Text_20_body" style:list-style-name="L1">
      <style:paragraph-properties fo:text-align="justify" style:justify-single-word="false"/>
    </style:style>
    <style:style style:name="P120" style:family="paragraph" style:parent-style-name="Text_20_body" style:list-style-name="L1">
      <style:paragraph-properties fo:text-align="justify" style:justify-single-word="false"/>
      <style:text-properties fo:language="ru" fo:country="RU"/>
    </style:style>
    <style:style style:name="P121" style:family="paragraph" style:parent-style-name="Text_20_body" style:list-style-name="L2">
      <style:paragraph-properties fo:text-align="justify" style:justify-single-word="false"/>
      <style:text-properties fo:language="ru" fo:country="RU"/>
    </style:style>
    <style:style style:name="P122" style:family="paragraph" style:parent-style-name="Text_20_body" style:list-style-name="L3">
      <style:text-properties fo:language="ru" fo:country="RU"/>
    </style:style>
    <style:style style:name="P12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5"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1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style:font-style-asian="italic" style:font-style-complex="italic"/>
    </style:style>
    <style:style style:name="P12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en" fo:country="US"/>
    </style:style>
    <style:style style:name="T33" style:family="text">
      <style:text-properties style:use-window-font-color="true" fo:language="en" fo:country="US" fo:font-style="normal" style:font-style-asian="normal" style:font-style-complex="normal"/>
    </style:style>
    <style:style style:name="T34" style:family="text">
      <style:text-properties style:use-window-font-color="true" fo:language="en" fo:country="US" fo:font-style="normal" fo:background-color="transparent" style:font-style-asian="normal" style:font-style-complex="normal" loext:char-shading-value="0"/>
    </style:style>
    <style:style style:name="T35" style:family="text">
      <style:text-properties style:use-window-font-color="true" fo:language="en" fo:country="US" fo:font-weight="normal" style:font-weight-asian="normal" style:font-weight-complex="normal"/>
    </style:style>
    <style:style style:name="T36" style:family="text">
      <style:text-properties style:use-window-font-color="true" fo:font-style="normal" style:font-style-asian="normal" style:font-style-complex="normal"/>
    </style:style>
    <style:style style:name="T37" style:family="text">
      <style:text-properties style:use-window-font-color="true" fo:font-style="normal" fo:background-color="transparent" style:font-style-asian="normal" style:font-style-complex="normal" loext:char-shading-value="0"/>
    </style:style>
    <style:style style:name="T38" style:family="text">
      <style:text-properties fo:background-color="transparent" loext:char-shading-value="0"/>
    </style:style>
    <style:style style:name="T39" style:family="text">
      <style:text-properties style:text-position="super 58%"/>
    </style:style>
    <style:style style:name="T40" style:family="text">
      <style:text-properties fo:color="#c5000b"/>
    </style:style>
    <style:style style:name="T41" style:family="text">
      <style:text-properties fo:language="fr" fo:country="FR"/>
    </style:style>
    <style:style style:name="T42" style:family="text">
      <style:text-properties fo:color="#0000ff"/>
    </style:style>
    <style:style style:name="T43" style:family="text">
      <style:text-properties fo:color="#3333ff"/>
    </style:style>
    <style:style style:name="T44" style:family="text">
      <style:text-properties fo:font-style="normal" style:font-style-asian="normal" style:font-style-complex="normal"/>
    </style:style>
    <style:style style:name="T45" style:family="text">
      <style:text-properties fo:color="#0066ff"/>
    </style:style>
    <style:style style:name="T46" style:family="text">
      <style:text-properties fo:color="#0066ff" fo:language="en" fo:country="US" fo:font-style="normal" fo:background-color="transparent" style:font-style-asian="normal" style:font-style-complex="normal" loext:char-shading-value="0"/>
    </style:style>
    <style:style style:name="T47" style:family="text">
      <style:text-properties fo:background-color="#ffff00" loext:char-shading-value="0"/>
    </style:style>
    <style:style style:name="T48" style:family="text">
      <style:text-properties fo:color="#00ccff"/>
    </style:style>
    <style:style style:name="T49"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149428539861327412" text:style-name="L1">
        <text:list-item>
          <text:p text:style-name="P119">добавить детектив <text:span text:style-name="T1">(реализовано)</text:span>+ магические уроки/трактаты Старсвирла (реализовано)</text:p>
        </text:list-item>
        <text:list-item>
          <text:p text:style-name="P120">Терра несколько раз пытается убить Макса (один раз — в аквапарке). Несколько раз Макса спасает Селестия (даёт приказы Нексусу)</text:p>
        </text:list-item>
        <text:list-item>
          <text:p text:style-name="P120">Книги:</text:p>
        </text:list-item>
      </text:list>
      <text:list xml:id="list1486302953599651804" text:style-name="L2">
        <text:list-item>
          <text:p text:style-name="P121">«Великие грифоны прошлого» - из канона (5<text:span text:style-name="T6">s8e)</text:span></text:p>
        </text:list-item>
        <text:list-item>
          <text:p text:style-name="P121">«Высшие заклинания в повседневном использовании: от песчинки до дворца»</text:p>
        </text:list-item>
        <text:list-item>
          <text:p text:style-name="P123">«Малоизвестные аспекты магии трансформаций»</text:p>
        </text:list-item>
        <text:list-item>
          <text:p text:style-name="P12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1">Дасти Вейфарер «Зебрианская культура, быт и фольклор»</text:p>
        </text:list-item>
        <text:list-item>
          <text:p text:style-name="P121">«Краткая история Эквестрии»</text:p>
        </text:list-item>
        <text:list-item>
          <text:p text:style-name="P121">«Шедевры архитектуры Эквестрии» с разделом о Кантерлотском Королевском Дворце</text:p>
        </text:list-item>
        <text:list-item>
          <text:p text:style-name="P121">«Великие дела и великие чары». Страница 893: …</text:p>
        </text:list-item>
        <text:list-item>
          <text:p text:style-name="P121">«Природа Проклятий» - обмен</text:p>
        </text:list-item>
        <text:list-item>
          <text:p text:style-name="P121">«<text:span text:style-name="T38">Магия для Чайников</text:span>» - обмен</text:p>
        </text:list-item>
        <text:list-item>
          <text:p text:style-name="P121">«Энциклопедия Арканум» - обмен</text:p>
        </text:list-item>
        <text:list-item>
          <text:p text:style-name="P121">«О Гейсах» - обмен</text:p>
        </text:list-item>
        <text:list-item>
          <text:p text:style-name="P121">«<text:span text:style-name="T47">Тайны Тайных Наук</text:span>» - обмен</text:p>
        </text:list-item>
        <text:list-item>
          <text:p text:style-name="P123">«Основы Заклятий» - обмен</text:p>
        </text:list-item>
        <text:list-item>
          <text:p text:style-name="P121"><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296861316503074857" text:style-name="L3">
        <text:list-item>
          <text:p text:style-name="P12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2">Селестия — переменчивая пони. В одно время не строгая, а в другое может быть такой, что страшно становится</text:p>
        </text:list-item>
        <text:list-item>
          <text:p text:style-name="P122">У Селестии были такие элементы гармонии: Магия, Доброта, Смех. У Луны — Верность, Честность, Щедрость. (ксенофазия)</text:p>
        </text:list-item>
        <text:list-item>
          <text:p text:style-name="P12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2">Около 820-ти лет назад будущий маг Лайтнинг Стар поступил на обучение к наставнику Тииспоту</text:p>
        </text:list-item>
        <text:list-item>
          <text:p text:style-name="P12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2">У Селестии грива и хвост развеваются и переливаются от магического шампуня</text:p>
        </text:list-item>
        <text:list-item>
          <text:p text:style-name="P122">Тело Селестии очень крепкое — может выдержать несколько тонн земли</text:p>
        </text:list-item>
        <text:list-item>
          <text:p text:style-name="P122">Дискорд намного старше принцесс, его магия сильнее ихней на голову</text:p>
        </text:list-item>
        <text:list-item>
          <text:p text:style-name="P122">Луна младше Селестии на 3 года. Сёстрам около 5000 лет. По другим данным, Селестии около 2500 лет (Обмен).</text:p>
        </text:list-item>
        <text:list-item>
          <text:p text:style-name="P122">Принцессы начали войну с Дискордом в возрасте, когда им было около 700 лет — и продолжалась война почти сто лет</text:p>
        </text:list-item>
        <text:list-item>
          <text:p text:style-name="P122">Самый главный враг сестёр и Дискорда — скука</text:p>
        </text:list-item>
        <text:list-item>
          <text:p text:style-name="P122">В Эквестрии на одного жеребца приходится четыре - пять кобыл</text:p>
        </text:list-item>
        <text:list-item>
          <text:p text:style-name="P12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2">Селестия в первые полторы тысячи лет путешествовала — и заварила несколько войн (две — с Эквестрией, в одной была против Луны)</text:p>
        </text:list-item>
        <text:list-item>
          <text:p text:style-name="P122">Настоящий цвет гривы Селестии — клубнично-розовая. Радужный цвет гривы и хвоста поддерживается магией</text:p>
        </text:list-item>
        <text:list-item>
          <text:p text:style-name="P122">Кроме Дискорда, старше сестёр ещё старейшина драконов</text:p>
        </text:list-item>
        <text:list-item>
          <text:p text:style-name="P122">Кэйденс не прожила и 60-ти лет и является низкорожденной</text:p>
        </text:list-item>
        <text:list-item>
          <text:p text:style-name="P12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2">Народ тихо фигел от нововведений и с ещё большим ожесточением продолжал делать по-своему</text:p>
        </text:list-item>
        <text:list-item>
          <text:p text:style-name="P12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2">Когда пони женятся, они обмениваются ножными браслетами</text:p>
        </text:list-item>
        <text:list-item>
          <text:p text:style-name="P122">Светилами, кроме сестёр, могут управлять единороги (группы), Дискорд, Твайлайт и Старсвирл</text:p>
        </text:list-item>
        <text:list-item>
          <text:p text:style-name="P122">Королева Кризалис — правительница Зелёной Долины</text:p>
        </text:list-item>
        <text:list-item>
          <text:p text:style-name="P122">Мать Луны и Селестии — аликорн Лорен. Мать Дискорда — Алиса (пони-человек)</text:p>
        </text:list-item>
        <text:list-item>
          <text:p text:style-name="P12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0">Искусственный интеллект. Создан Владом и Максом. Разработан для управления корпорациями.</text:p>
      <text:h text:style-name="Heading_20_3" text:outline-level="3">Норф</text:h>
      <text:p text:style-name="P8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8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7">Единорог. Холост, молод, мечтателен. Живёт в Кантерлоте. В свободное время рисует облака.</text:p>
      <text:h text:style-name="Heading_20_3" text:outline-level="3">Алекс</text:h>
      <text:p text:style-name="P87">Менеджер проектов, над одним из которых (Нексус) работает Макс.</text:p>
      <text:h text:style-name="Heading_20_3" text:outline-level="3">Ростик</text:h>
      <text:p text:style-name="P87">Лидер команды тестировщиков</text:p>
      <text:h text:style-name="Heading_20_3" text:outline-level="3">Стас</text:h>
      <text:p text:style-name="P87">Программист-новичок в команде Макса.</text:p>
      <text:h text:style-name="Heading_20_3" text:outline-level="3"><text:soft-page-break/>Рома</text:h>
      <text:p text:style-name="P87">Программист в команде UI-программистов</text:p>
      <text:h text:style-name="Heading_20_3" text:outline-level="3">Анджела</text:h>
      <text:p text:style-name="P87">Сисадмин. Флиртует с Максом.</text:p>
      <text:p text:style-name="P87"/>
      <text:h text:style-name="Heading_20_2" text:outline-level="2">Положения</text:h>
      <text:p text:style-name="P8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4" text:outline-level="2">1. Терра</text:h>
      <text:p text:style-name="P21">музыка - кондовая электронная, холодная и отчаянная (Electronics “Disappointed”)</text:p>
      <text:p text:style-name="P8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9"><text:note text:id="ftn1" text:note-class="footnote"><text:note-citation>1</text:note-citation><text:note-body><text:p text:style-name="P10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5"><text:span text:style-name="T6">&gt;\</text:span>Привет, Нексус. Это Макс.</text:p>
      <text:p text:style-name="P45"><text:span text:style-name="T6">&lt;\</text:span>Привет Макс. <text:span text:style-name="T1">Рад тебя видеть. Где ты отсутствовал три дня?</text:span></text:p>
      <text:p text:style-name="P45"><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5"><text:span text:style-name="T6">&gt;\</text:span>Как называется наш проект?</text:p>
      <text:p text:style-name="P45"><text:span text:style-name="T6">&lt;\</text:span>Дайсон.</text:p>
      <text:p text:style-name="P45"><text:span text:style-name="T6">&gt;\</text:span>Сколько тебе лет?</text:p>
      <text:p text:style-name="P45"><text:soft-page-break/><text:span text:style-name="T6">&lt;\</text:span>Два года с начала запуска кластера.</text:p>
      <text:p text:style-name="P45"><text:span text:style-name="T6">&gt;\</text:span>Какой сейчас год?</text:p>
      <text:p text:style-name="P45"><text:span text:style-name="T6">&gt;\</text:span>202<text:span text:style-name="T1">1</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5"><text:span text:style-name="T6">&gt;\</text:span>Нексус, отключи память <text:span text:style-name="T1">заданий</text:span> за последнюю неделю.</text:p>
      <text:p text:style-name="P45"><text:span text:style-name="T6">&lt;\</text:span>Выполнено.</text:p>
      <text:p text:style-name="P45"><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5"><text:span text:style-name="T6">&lt;\</text:span><text:span text:style-name="T1">Тебя понял. Читаю задачу...</text:span></text:p>
      <text:p text:style-name="P6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3">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3">Ограничени<text:span text:style-name="T1">е 2: решение должно находиться в правовых рамках уголовного и административного кодекса.</text:span></text:p>
      <text:p text:style-name="P63">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3"><text:span text:style-name="T6">&lt;\</text:span><text:span text:style-name="T1">Выполняю задачу</text:span>...</text:p>
      <text:p text:style-name="P63"><text:span text:style-name="T6">&lt;\</text:span>...</text:p>
      <text:p text:style-name="P63"><text:span text:style-name="T6">&lt;\</text:span>Решение:</text:p>
      <text:p text:style-name="P63"><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3"><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3">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5"><text:span text:style-name="T6">&gt;</text:span>\Нексус, почему ты используешь жёсткие настройки <text:span text:style-name="T1">для решения задачи</text:span>?</text:p>
      <text:p text:style-name="P45"><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5"><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29">Ага, уже теплее.</text:p>
      <text:p text:style-name="P29"/>
      <text:p text:style-name="P45"><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5">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90">***</text:p>
      <text:p text:style-name="P90"/>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1">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8">ворил </text:span><text:span text:style-name="T2">—</text:span><text:span text:style-name="T3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8">А у нас получается... </text:span><text:span text:style-name="T2">–</text:span><text:span text:style-name="T3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1">AI <text:span text:style-name="T2">– </text:span><text:span text:style-name="T3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7">Музыка быстрая, тревожная, надорваная и печальная (Pet Shop Boys “So Hard” ?)</text:p>
      <text:p text:style-name="P23"/>
      <text:p text:style-name="P8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8">, </text:span><text:span text:style-name="T2">а от валиума таких глюков у меня ни разу не было</text:span><text:span text:style-name="T3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2">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7">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1">Jack of Hearts</text:span><text:span text:style-name="T41"><text:note text:id="ftn7" text:note-class="footnote"><text:note-citation>7</text:note-citation><text:note-body><text:p text:style-name="Footnote"><text:bookmark text:name="result_box1"/><text:span text:style-name="T41">Jack of Hearts</text:span> <text:span text:style-name="T1">– Червовый валет (фр.)</text:span></text:p></text:note-body></text:note></text:span><text:span text:style-name="T4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2">Спи, сестра моя родная,<text:line-break/>Спи. Усни.<text:line-break/>Крыльями тебя укрою,<text:line-break/>Спи. Усни.</text:p><text:p text:style-name="P102"><text:tab/>В чаще тёмной волки воют,<text:line-break/>Спи. Усни.</text:p><text:p text:style-name="P102"><text:tab/>В мрачном замке духи ноют,<text:line-break/>Спи. Усни.</text:p><text:p text:style-name="P102"><text:tab/>Сказки вечность нам читает,<text:line-break/>Спи. Усни.<text:line-break/>День осенний угасает,<text:line-break/>Спи. Усни.<text:line-break/>Помни только в сне глубоком,</text:p><text:p text:style-name="P10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2422517223657926984" text:style-name="L4">
        <text:list-item>
          <text:p text:style-name="P12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4"><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100"><text:s/>Сколько страниц сегодня нахреначили?</text:p><text:p text:style-name="P101">– <text:span text:style-name="T1">Восемь, учитель!</text:span></text:p><text:p text:style-name="P101">–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6">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6">Я потянулся. Хватит на сегодня чтения. Настало время ежедневной прогулки по городу. Тем более, что у меня есть деньги.</text:p>
      <text:p text:style-name="P4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6">Так что даже на ремонт одежды и покупку необходимых в повседневной жизни мелочей у меня финансов не было. До недавнего времени. </text:p>
      <text:p text:style-name="P4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6"><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6"><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7">парящие платформы.</text:span> Но дворцовым бюрократам необязательно ж знать, КАК я их уничтожаю, хе-хе! Некоторые из <text:span text:style-name="T27">платформ </text:span>уничтожаются путём <text:span text:style-name="T1">усиленного</text:span> износа, будучи частью экспериментальных колесниц! “Лорен” я сделал на базе <text:span text:style-name="T2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7">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2">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8"/>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одняла крылья.</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4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2">Но величайшая справедливость юниверсума заключается в том, что не существует безвыходных положений. Всегда есть надежда.</text:p>
      <text:p text:style-name="P4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5"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2">Depeche Mode - Painkiller</text:span>&gt;</text:p>
      <text:p text:style-name="P4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4" text:outline-level="2">6. Стыд</text:h>
      <text:p text:style-name="P37"/>
      <text:p text:style-name="P42">~~~ Завтра на семь в библиотеке ~~~</text:p>
      <text:p text:style-name="P42"/>
      <text:p text:style-name="P3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пенал и сунул его во внутренний карман куртки.</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7">Она проследовала к выходу, кивком головы приглашая меня следовать за ней.</text:p>
      <text:p text:style-name="P3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3">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text:s/>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8">старший. </text:span><text:span text:style-name="T2">–</text:span><text:span text:style-name="T3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9">—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lt;<text:span text:style-name="T11">Сел !!!</text:span>&gt;.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9">Mark Knopfler — Hill Farmers Blues — или на следующую главу (прощание)</text:p>
      <text:p text:style-name="P37"/>
      <text:p text:style-name="P4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42"><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2">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2">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2">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4"> </text:span><text:span text:style-name="T33">— вся архитектура явно </text:span><text:span text:style-name="T29">была </text:span><text:span text:style-name="T33">заточена под крылатых. Таких, для которых приземлиться на балкон в тронном зале или уйти через портик на крыше</text:span><text:span text:style-name="T44"> </text:span><text:span text:style-name="T33">— обычное дело. </text:span><text:span text:style-name="T44">Хорошо, что ежедневные посещения каретной мастерской подняли мой тонус, изрядно посаженный сидячим образом жизни.</text:span></text:p>
      <text:p text:style-name="P1"><text:span text:style-name="T4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9">Каменный пол комнаты был покрыт розовым ковром с длиннейшим ворсом.</text:span><text:span text:style-name="T33"> </text:span><text:span text:style-name="T29">Его центр занимал высокий </text:span><text:span text:style-name="T33">кругл</text:span><text:span text:style-name="T29">ый</text:span><text:span text:style-name="T33"> </text:span><text:span text:style-name="T29">футон</text:span><text:span text:style-name="T33"> </text:span><text:span text:style-name="T29">с</text:span><text:span text:style-name="T33"> велик</text:span><text:span text:style-name="T29">им</text:span><text:span text:style-name="T33"> множество</text:span><text:span text:style-name="T29">м</text:span><text:span text:style-name="T3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text:soft-page-break/>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3">Мне печалиться не стоит</text:p><text:p text:style-name="P103">Жизнь прекрасна и ярка</text:p><text:p text:style-name="P103">Телом молода, душою —</text:p><text:p text:style-name="P103">Как дракон морской мудра</text:p><text:p text:style-name="P103"/><text:p text:style-name="P103">Я видала взлёт империй,</text:p><text:p text:style-name="P103">Я жила среди легенд,</text:p><text:p text:style-name="P103">Древней магии мистерий</text:p><text:p text:style-name="P103">Я прилежнейший студент</text:p><text:p text:style-name="P103"/><text:p text:style-name="P103">Обожаема народом,</text:p><text:p text:style-name="P103">Уважаема врагом,</text:p><text:p text:style-name="P103">Но друзей моих немного,</text:p><text:p text:style-name="P103">Но жжёт душу холодом</text:p><text:p text:style-name="P103"/><text:p text:style-name="P103">Одинока и печальна,</text:p><text:p text:style-name="P103">Недоступна и строга,</text:p><text:p text:style-name="P103">Потеряла изначальный</text:p><text:p text:style-name="P103">Смысл жизни навсегда</text:p><text:p text:style-name="P103"/><text:p text:style-name="P103">Жизнь моя теперь публична,</text:p><text:p text:style-name="P103">Жизнь моя теперь для всех,</text:p><text:p text:style-name="P103">В этом — горе, в этом — счастье,</text:p><text:p text:style-name="P10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text:soft-page-break/>Тия виновато закусила губу и отвернулась.</text:p>
      <text:p text:style-name="P3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3">– </text:span><text:span text:style-name="T29">Говорят, в </text:span><text:span text:style-name="T13">Додж </text:span><text:span text:style-name="T14">Джанкшн</text:span><text:span text:style-name="T29">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3">– </text:span><text:span text:style-name="T36">А из Пинто Крика уже месяц нет новостей...</text:span></text:p>
      <text:p text:style-name="P3"><text:span text:style-name="T33">– </text:span><text:span text:style-name="T3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6">– </text:span>“<text:span text:style-name="T1">Что я могу сделать, чтобы вернуть всё назад?</text:span>”</text:p>
      <text:p text:style-name="P10"><text:span text:style-name="T36">– </text:span><text:span text:style-name="T29">Так и сказала?</text:span></text:p>
      <text:p text:style-name="P1"><text:span text:style-name="T33">–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6">– </text:span><text:span text:style-name="T29">Что бы это значило, Флер?</text:span></text:p>
      <text:p text:style-name="P10"><text:span text:style-name="T36">– </text:span><text:span text:style-name="T29">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7">…</text:p>
      <text:p text:style-name="P44">–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4">– Куда проваливаться?</text:p>
      <text:p text:style-name="P44">– Они не знают. В тех провалах не видно дна...</text:p>
      <text:p text:style-name="P44">…</text:p>
      <text:p text:style-name="P4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4">– Леди и джентлькольты! Приём окончен! Её Высочество Принцесса Селестия будет рада видеть <text:s/>вас в следующую среду!</text:p>
      <text:p text:style-name="P4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2">—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text:soft-page-break/>– Ну ок. Тогда она обрадуется следующей новости: я ухожу.</text:p>
      <text:p text:style-name="P33">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4">&lt;</text:span><text:span text:style-name="T46">Mark Knopfler - </text:span><text:span text:style-name="T45">Hill Farmer's Blues</text:span><text:span text:style-name="T34">&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6">–<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2">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4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2">– Мааам, а со мной связан элементаль?</text:p>
      <text:p text:style-name="P42">–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42">–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2">Так возникли аликорны.</text:p>
      <text:p text:style-name="P4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2">Имя её было Селестия.</text:p>
      <text:p text:style-name="P42">За ней последовала и сестра её, Луна.</text:p>
      <text:p text:style-name="P4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2">То есть, всегда.</text:p>
      <text:p text:style-name="P42">Тут и сказке конец. А теперь, Эйприл, залазь на полку и закрывай глазки.</text:p>
      <text:p text:style-name="P42">– Ну мааам! Раскажи ещё что-нибудь! Про Сомбру!</text:p>
      <text:p text:style-name="P42">–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2"><text:soft-page-break/>– А почему только тебя? А меня? А дядю-горгулия?</text:p>
      <text:p text:style-name="P42">– <text:s/>Тебя я забрать ему не дам. А в дядю не тыкай копытом, это невежливо! Спи уже, мой маленький!</text:p>
      <text:p text:style-name="P42">– Поцелуй меня на ночь, мам!</text:p>
      <text:p text:style-name="P42">– Конечно, мой хороший...</text:p>
      <text:p text:style-name="P42"/>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3">–</text:span><text:span text:style-name="T29">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 Ред Делишес? Две серебряшки.</text:p>
      <text:p text:style-name="P33"><text:soft-page-break/>–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4">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3"><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9">под твоим руководством</text:span><text:span text:style-name="T33">.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1"><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2"/>
      <text:p text:style-name="P42">– Ага, он был закладкой в четвёртом номере «PlayMare», в разделе «Тридцать две позы, которые удивят вашего френдкольта».</text:p>
      <text:p text:style-name="P42">– Спайк! Немедленно ложись спать!</text:p>
      <text:p text:style-name="P42">– Уже иду. Кукурузу доем только и иду.</text:p>
      <text:p text:style-name="P42">– Кстати, а почему Индре считали одержимым?</text:p>
      <text:p text:style-name="P4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42">– Так у вас знают про людей? Вот это новость!. В Кантерлоте, да и в Понивилле все обращаются со мной, как с диковинкой.</text:p>
      <text:p text:style-name="P4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42">– Хм. Ясно.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42"><text:soft-page-break/></text:p>
      <text:p text:style-name="P42">– Спайк, будь добр, принеси дневник эксперимента. Он в подвале, за шкафом с ретортами, в...</text:p>
      <text:p text:style-name="P42">– В сейфе, я в курсе.</text:p>
      <text:p text:style-name="P42"/>
      <text:p text:style-name="P43">***</text:p>
      <text:p text:style-name="P48">&lt;Seal — Amazing&gt;</text:p>
      <text:p text:style-name="P42">Дата: 12.04.1003 А.С.</text:p>
      <text:p text:style-name="P42">Эксперимент: заклинание Воплощения Индрэ</text:p>
      <text:p text:style-name="P42">Испытуемая: Эпплджек</text:p>
      <text:p text:style-name="P42">Синопсис: запись сна со слов испытуемой</text:p>
      <text:p text:style-name="P42">Замечания: замечаний нет</text:p>
      <text:p text:style-name="P42"/>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5">— солнце. Моё солнце.</text:span><text:span text:style-name="T5">»</text:span></text:p>
      <text:p text:style-name="P9">Я остановилась перед дверью. Два фута брони отделяли меня от Эквестрии. Два фута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2"/>
      <text:p text:style-name="P42">Примечания: ПипБак? Стойло? Двойники? Эквестрии?</text:p>
      <text:p text:style-name="P1"/>
      <text:p text:style-name="P2">***</text:p>
      <text:p text:style-name="P1"/>
      <text:p text:style-name="P42">Дата: 12.04.1003 А.С.</text:p>
      <text:p text:style-name="P42">Эксперимент: заклинание Воплощения Индрэ</text:p>
      <text:p text:style-name="P42">Испытуемая: Рэйнбоу Дэш</text:p>
      <text:p text:style-name="P42">Синопсис: описание пробуждения испытуемой</text:p>
      <text:p text:style-name="P42">Замечания: испытуемая отказалась дать описание сна. «Гы-гы... Хренасе... Человеки рулят...» <text:span text:style-name="T9">—</text:span><text:span text:style-name="T10"> </text:span><text:span text:style-name="T49">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48">d.notive — Talking Flight</text:span>&gt;</text:p>
      <text:p text:style-name="P42">Дата: 12.04.1003 А.С.</text:p>
      <text:p text:style-name="P42">Эксперимент: заклинание Воплощения Индрэ</text:p>
      <text:p text:style-name="P42">Испытуемая: Рэрити</text:p>
      <text:p text:style-name="P42">Синопсис: запись сна со слов испытуемой</text:p>
      <text:p text:style-name="P42">Замечания: замечаний нет</text:p>
      <text:p text:style-name="P42"/>
      <text:p text:style-name="P1"><text:span text:style-name="T29">Я летела сквозь мглу, усеянную звёздочками, к той единственной, к которой меня тянуло с </text:span><text:soft-page-break/><text:span text:style-name="T29">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49"> </text:span><text:span text:style-name="T35">— чёрный экран. Он высасывает из </text:span>эгрегора Эквестрии (места, откуда берутся и куда уходят <text:span text:style-name="T1">всепони</text:span><text:span text:style-name="T5">, </text:span><text:span text:style-name="T35">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42"/>
      <text:p text:style-name="P43">***</text:p>
      <text:p text:style-name="P42"/>
      <text:p text:style-name="P42">Дата: 12.04.1003 А.С.</text:p>
      <text:p text:style-name="P42">Эксперимент: заклинание Воплощения Индрэ</text:p>
      <text:p text:style-name="P42">Испытуемая: Флаттершай</text:p>
      <text:p text:style-name="P42">Синопсис: описание пробуждения испытуемой</text:p>
      <text:p text:style-name="P4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2"/>
      <text:p text:style-name="P42">* Примечания: при виде кексиков истерика случилась с Пинки Пай.</text:p>
      <text:p text:style-name="P42"/>
      <text:p text:style-name="P38">***</text:p>
      <text:p text:style-name="P37"/>
      <text:p text:style-name="P42">Дата: 12.04.1003 А.С.</text:p>
      <text:p text:style-name="P42">Эксперимент: заклинание Воплощения Индрэ</text:p>
      <text:p text:style-name="P42">Испытуемая: Пинки Пай</text:p>
      <text:p text:style-name="P42">Синопсис: описание пробуждения испытуемой</text:p>
      <text:p text:style-name="P42">Замечания: испытуемая отказалась дать описание сна.</text:p>
      <text:p text:style-name="P42"/>
      <text:p text:style-name="P42">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2"/>
      <text:p text:style-name="P42">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3">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7">– Здравствуй, Макс.</text:p>
      <text:p text:style-name="P37">Я молча смотрел на неё, слегка пошатываясь. В голове воцарилась звенящая пустота.</text:p>
      <text:p text:style-name="P37">Селестия шагнула мне навстречу.</text:p>
      <text:p text:style-name="P37">– Пожалуйста, прошу тебя, не думай так. Мы — не плод твоего воображения, мы — живые, мы — существуем! Когда ты так думаешь, я чувствую, как мир тает.</text:p>
      <text:p text:style-name="P3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7">– <text:s/>Думаю как?</text:p>
      <text:p text:style-name="P37">– Думаешь, что мы — плод твоего воображения, отравленного наркотиком. Это не так. Прошу тебя...</text:p>
      <text:p text:style-name="P37">– А если ты — действительно мой бред? – съязвил я. – Вот сейчас протрезвею, и ты исчезнешь.</text:p>
      <text:p text:style-name="P37"><text:soft-page-break/>Порыв ветра скрыл аликорницу в вихре снежинок. Её очертания расплылись.</text:p>
      <text:p text:style-name="P37">– Эй, постой, ты куда? Я пошутил! Погоди, не исчезай! Стой! Не оставляй меня здесь!!! Я пошутил!!!</text:p>
      <text:p text:style-name="P3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7">– Ты напугала меня! – пожаловался я ей. – Не исчезай больше!</text:p>
      <text:p text:style-name="P37">Аликорница прижала меня к себе крыльями и устало усмехнулась.</text:p>
      <text:p text:style-name="P37">–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37">– Знаешь, я всё думал над твоими словами тогда, ну, ты помнишь... В бассейне. Они всё ещё в силе? Я могу быть твоим другом?</text:p>
      <text:p text:style-name="P37">Аликорница тихо засмеялась, защекотав мне ухо.</text:p>
      <text:p text:style-name="P3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7">– Времени осталось немного. Мне надо, чтобы ты запомнил одну вещь.</text:p>
      <text:p text:style-name="P37">– А?</text:p>
      <text:p text:style-name="P3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7">– Я доведу! Обещаю! Но что может случиться с тобой, Тия?</text:p>
      <text:p text:style-name="P3">Стук стал громче.</text:p>
      <text:p text:style-name="P3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3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text:soft-page-break/>– Что за ерунда? – Я схватился за голову, пытаясь не дать ей взорваться. Потом взглянул вниз и схватился за другое. – Что за херня??!</text:p>
      <text:p text:style-name="P37">Я вскочил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косящим взглядом.</text:p>
      <text:p text:style-name="P37">– Привет, Макс. Тебе корреспонденция. – пегаска порылась в сумке и выудила зубами пухлый пакет.</text:p>
      <text:p text:style-name="P37">– «Особенности поведения, пита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3">—</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 В ответ мне к фейсу прилипла бумажка, прилетевшая из сада с попутным ветерком. Я снял её с лица, сложил и машинально положил в карман.</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7">– Но нигде не сказано, какие частицы надо ускорять! Мне за эти самоцветы от сестры влетит!</text:p>
      <text:p text:style-name="P3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3">– Эээ! Это что же получается? Выходит, зря я яблоки <text:span text:style-name="T1">притащила</text:span>? Нам же не сидр нужен?</text:p>
      <text:p text:style-name="P3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37">–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7">– Эээ! Я не собираюсь ни с чем сталкивать свои яблоки! И перегонять тоже! Давайте лучше их съедим.</text:p>
      <text:p text:style-name="P37">– Тише, поняши! Нас могут услышать! Зачем сейчас спорить о том, о чём мы уже спорили вчера и <text:soft-page-break/>позавчера?</text:p>
      <text:p text:style-name="P37">– Тебе легко говорить, Ску! Ты никакой своей особенной частицы не притащила! Давай мы твой скутер к ускорителю пришпандорим?</text:p>
      <text:p text:style-name="P3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7">– Так причём тут ускоритель, Скуталу?! Говорю ж, это для заклинания Индрэ...</text:p>
      <text:p text:style-name="P37">…</text:p>
      <text:p text:style-name="P3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7">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text:span><text:span text:style-name="T22">потрескивание – упрочнение мира&gt;</text:span>.</text:p>
      <text:p text:style-name="P37">Закрыв дверь, я отправился в город.</text:p>
      <text:p text:style-name="P37">…</text:p>
      <text:p text:style-name="P37">–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7">– Ну, если по аналогии с садовым шлангом, струя воды сметёт весь песок и может облить всех рядом присутствующих.</text:p>
      <text:p text:style-name="P37">–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7">– А ты неопытный маг? – парировал я.</text:p>
      <text:p text:style-name="P37">–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3"> </text:span><text:span text:style-name="T29">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text:soft-page-break/>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pan text:style-name="T6">по обстоятельствам</text:span><text:span text:style-name="T33">. </text:span><text:span text:style-name="T33">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29">.</text:span></text:p>
      <text:p text:style-name="P37">…</text:p>
      <text:p text:style-name="P37">Вырвавшись от всезнайки на свежий воздух, я направился в центр.</text:p>
      <text:p text:style-name="P3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7"><text:span text:style-name="T6">– </text:span>Привет, Эй-Джей! У тебя проблемы?</text:p>
      <text:p text:style-name="P37"><text:span text:style-name="T6">– </text:span>Привет, сахарок. <text:span text:style-name="T6">– </text:span>озабоченно поприветствовала меня поняшка. <text:span text:style-name="T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7"><text:span text:style-name="T6">– </text:span>А ты, Большой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7"><text:span text:style-name="T6">– </text:span>Думаю, я могу починить телегу. Только больших нагрузок эта ось уже не выдержит. Но до фермы худо-бедно доедете.</text:p>
      <text:p text:style-name="P37">Эпплджек с сомнением посмотрела на меня.</text:p>
      <text:p text:style-name="P37"><text:span text:style-name="T6">– </text:span>Хошь сказать, ты в Кантерлоте у Селестии под крылышком телеги чинил? Или Рэр сбрехала?</text:p>
      <text:p text:style-name="P37">Я мысленно ругнулся на языкатую единорожку и молча достал пенал с инструментами.</text:p>
      <text:p text:style-name="P37">…</text:p>
      <text:p text:style-name="P37">Собрав инструмент, я потолкал тележку назад-вперёд.</text:p>
      <text:p text:style-name="P37"><text:span text:style-name="T6">– Г</text:span>отово. Принимай работу, хозяйка!</text:p>
      <text:p text:style-name="P37">Эпплджек стиснула меня в сокрушающих объятиях.</text:p>
      <text:p text:style-name="P37"><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7"><text:span text:style-name="T6">– </text:span>Этой... Бери... Сам делал... Ток не говори никому, лады?</text:p>
      <text:p text:style-name="P37">Я сунул флягу за пазуху. Биг Мак молниеносно накрыл дерюгой подсумок и через мгновение за телегу заглянула Эпплджек.</text:p>
      <text:p text:style-name="P37"><text:span text:style-name="T6">– </text:span>Чегой-то вы тут скрытничаете, а?</text:p>
      <text:p text:style-name="P37">Мак невозмутимостью мог бы посоперничать с кирпичной кладкой. Я неопределённо пожал <text:soft-page-break/>плечами. Поняшка подошла ко мне, неся на спине корзинку яблок.</text:p>
      <text:p text:style-name="P37"><text:span text:style-name="T6">– </text:span>Бери, сахарок. Для тебя <text:span text:style-name="T6">— </text:span>самые <text:span text:style-name="T6">о</text:span>тборные. И помни: в Яблочной Аллее тебе всегда будут рады!</text:p>
      <text:p text:style-name="P37">Телега с яблоками укатилась по направлению к рынку. Я проводил её глазами, чувствуя, что хочу жрать и удовлетворение от сделанной работы <text:span text:style-name="T10">— </text:span><text:span text:style-name="T49">именно в такой последовательности.</text:span></text:p>
      <text:p text:style-name="P37">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49">объявляла вывеска.</text:span></text:p>
      <text:p text:style-name="P37">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7"><text:span text:style-name="T6">– </text:span>Свободно? <text:span text:style-name="T6">– </text:span>спросил я у единственной пони, сидящей за столиком.</text:p>
      <text:p text:style-name="P37"><text:span text:style-name="T6">– </text:span>Да-да, конечно. <text:span text:style-name="T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7"><text:span text:style-name="T6">– <text:s/></text:span>Пирог с грибами, яишницу и чизкейк<text:span text:style-name="T6"> – </text:span>сообщил я подошедшей официантке.</text:p>
      <text:p text:style-name="P37"><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 И мягкий.</text:p>
      <text:p text:style-name="P37"><text:span text:style-name="T6">– </text:span>И салат «по-Кантерлотски».</text:p>
      <text:p text:style-name="P39">Пока я ел, пони мрачно смотрела на меня, положив голову на стол. Мне стало неловко от её тяжёлого взгляда и я попытался завести разговор.</text:p>
      <text:p text:style-name="P39"><text:span text:style-name="T6">– </text:span>Вы, наверное, ждёте кого-то?</text:p>
      <text:p text:style-name="P39"><text:span text:style-name="T6">– </text:span>Неа.</text:p>
      <text:p text:style-name="P39"><text:span text:style-name="T6">– </text:span>Просто обедаете?</text:p>
      <text:p text:style-name="P39"><text:span text:style-name="T6">– </text:span>Неа.</text:p>
      <text:p text:style-name="P39"><text:span text:style-name="T6">– </text:span>Просто сидите и мрачно смотрите на меня?</text:p>
      <text:p text:style-name="P39"><text:span text:style-name="T6">– </text:span>Неа.</text:p>
      <text:p text:style-name="P39">Хм, а эта пони не из разговорчивых. Ну ладно.</text:p>
      <text:p text:style-name="P39"><text:span text:style-name="T6">– </text:span>А что же вы делаете?</text:p>
      <text:p text:style-name="P39"><text:span text:style-name="T6">– </text:span>Веселюсь. <text:span text:style-name="T6">– </text:span>мрачно заявила пони.</text:p>
      <text:p text:style-name="P39"><text:span text:style-name="T6">– </text:span>Если я вас достал, то так и скажите. Извините.</text:p>
      <text:p text:style-name="P39">Я продолжил есть молча.</text:p>
      <text:p text:style-name="P39">Неожиданно пони улыбнулась и подмигнула мне. Её сморщенная мордочка разгладилась и стала весьма милой. На прямых, как мне казалось, волосах обнаружились кудряшки.</text:p>
      <text:p text:style-name="P39"><text:span text:style-name="T6">– </text:span>Привет, Макс!</text:p>
      <text:p text:style-name="P39">Вот Дискорд! То есть, чёрт! Обитатели этого городка в который раз поражали меня своей проницательностью. У меня на лбу, что ли, написано?!</text:p>
      <text:p text:style-name="P39"><text:span text:style-name="T6">– </text:span>Мы с вами раньше встречались?</text:p>
      <text:p text:style-name="P39"><text:span text:style-name="T6">– </text:span>Неа! <text:span text:style-name="T6">– </text:span>пони улыбалась уже широкой улыбкой от уха и до уха. <text:span text:style-name="T6">–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39"><text:soft-page-break/>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39"><text:span text:style-name="T6">– </text:span>Оставь, Салвер.<text:span text:style-name="T6"> </text:span>Ему за счёт заведения.</text:p>
      <text:p text:style-name="P37"><text:span text:style-name="T6">– </text:span>Ясно, мисс Пинки. <text:span text:style-name="T6">– </text:span>официантка кивнула и ушла.</text:p>
      <text:p text:style-name="P37"><text:span text:style-name="T6">– Ч</text:span>его-о-о?<text:span text:style-name="T6"> </text:span>Так это твой бар?</text:p>
      <text:p text:style-name="P37"><text:span text:style-name="T6">– </text:span>Агась. <text:span text:style-name="T6">– </text:span>поняха пожала плечами. <text:span text:style-name="T6">– </text:span>Надо же мне было чем-то заниматься после увольнения от Кейков<text:span text:style-name="T6">?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6">– </text:span>Пинки понизила голос до шёпота, <text:span text:style-name="T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7">Говоря это, кобылка оттянула передними копытами нижние веки, став похожей на маньяка.</text:p>
      <text:p text:style-name="P37"><text:span text:style-name="T6">– </text:span>Тихо-тихо. <text:span text:style-name="T6">– </text:span>я оглянулся на посетителей. Шёпот Пинки, наверное, был слышен даже на улице. <text:span text:style-name="T6">– </text:span>Не вспоминай опять. Давай лучше выпьем на брудершафт. За знакомство.</text:p>
      <text:p text:style-name="P37"><text:span text:style-name="T6">– </text:span>Агась! <text:span text:style-name="T6">– </text:span>кивнула пони, придвигая ко мне бутылку. <text:span text:style-name="T6">– </text:span>Хотя мы и так уже знакомы, глупенький человек, я не прочь познакомиться ещё раз!</text:p>
      <text:p text:style-name="P37">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37"><text:span text:style-name="T6">– </text:span>У меня есть идея получше. <text:span text:style-name="T6">– </text:span>на свет показалась фляга Большого Макинтоша.</text:p>
      <text:p text:style-name="P37"><text:span text:style-name="T6">– </text:span>Ух ты-ы-ы! <text:span text:style-name="T6">– </text:span>Пинки понюхала горлышко. <text:span text:style-name="T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7"><text:span text:style-name="T6">– </text:span>Починил телегу. Только молчок про самогон, раз уж ты в курсе. <text:span text:style-name="T6">– </text:span>я разлил сидр по чашкам.</text:p>
      <text:p text:style-name="P37"><text:span text:style-name="T6">– </text:span>Да ты что?! Чтоб я выболтала главную тайну Биг Мака, про которую не знают целых две пони в Понивилле? За кого ты меня принимаешь? <text:span text:style-name="T6">– </text:span>Пинки прочертила копытом крест у себя на груди, проговорила какую-то непонятную скороговорку и в конце ткнула себе копытом в глаз.</text:p>
      <text:p text:style-name="P37"><text:s/>Сидр Биг Мака на вкус был безобидным, чуть забродившим яблочным соком. Я выпил полную чашку и заявил Пинки:</text:p>
      <text:p text:style-name="P37"><text:span text:style-name="T6">– </text:span>Эт-то ты наззваешь ссуфер-ддуфер-ссильн...?</text:p>
      <text:p text:style-name="P3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37"><text:span text:style-name="T6">– У </text:span>тебя такая смешная мордочка! <text:span text:style-name="T6">– </text:span>захихикала Пинки, покачиваясь. <text:span text:style-name="T6">– </text:span>Как будто ты <text:span text:style-name="T49">подкову </text:span>в пироге обнаружил. Или Селестию в ванной.</text:p>
      <text:p text:style-name="P37">Её сравнение пробудило во мне полузабытое воспоминание.</text:p>
      <text:p text:style-name="P37"><text:span text:style-name="T6">– </text:span>Эммм... Скажи-ка мне, мой друг П-п-пинки... Легенда про фаэри <text:span text:style-name="T10">— </text:span><text:span text:style-name="T49">эт правда?</text:span></text:p>
      <text:p text:style-name="P37"><text:span text:style-name="T10">– </text:span><text:span text:style-name="T49">Какая из? Их много, вообще-то. Ик!</text:span></text:p>
      <text:p text:style-name="P37"><text:span text:style-name="T10">– </text:span><text:span text:style-name="T49">Про принцесс. Про то, что они были фаэри и спустились с неба во плоти, чтоб помогать пони управлять Эквестрией?</text:span></text:p>
      <text:p text:style-name="P37"><text:span text:style-name="T10">– </text:span><text:span text:style-name="T49">Макс, </text:span><text:span text:style-name="T10">– </text:span><text:span text:style-name="T49">захихикала Пинки, взъерошив копытами розовые кудряшки и попытавшись соорудить из них бороду, </text:span><text:span text:style-name="T10">– </text:span><text:span text:style-name="T49">если бы я могла ответить на этот вопрос, то я была бы не Пинки Пай, а Стар Свирлом Бородатым, не меньше. Моё пинки-чутьё не работает по заказу.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37"><text:span text:style-name="T10">– </text:span><text:span text:style-name="T49">Да так. Всё думаю, насколько это одиноко — быть бессмертной в мире смертных. Когда сам никого </text:span><text:soft-page-break/><text:span text:style-name="T49">не любишь, и тебя никто не любит...</text:span></text:p>
      <text:p text:style-name="P37"><text:span text:style-name="T10">– </text:span><text:span text:style-name="T49">Ты что-о-о! Нельзя любить фаэри! Она похитит твоё сердце, и ты будешь искать её, пока не... </text:span><text:span text:style-name="T10">– </text:span><text:span text:style-name="T49">Пинки погрузилась в так и не съеденный салат «по-Кантерлотски» и захрапела.</text:span></text:p>
      <text:p text:style-name="P37"><text:span text:style-name="T10">– </text:span><text:span text:style-name="T49">Пока не умру?</text:span></text:p>
      <text:p text:style-name="P37"><text:span text:style-name="T10">– </text:span><text:span text:style-name="T49">Нет, глупенький, </text:span><text:span text:style-name="T10">– </text:span><text:span text:style-name="T49">пробулькала Пинки из миски. </text:span><text:span text:style-name="T10">– </text:span><text:span text:style-name="T49">Пока не найдёшь.</text:span></text:p>
      <text:p text:style-name="P4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бумажку, прилетевшую ко мне утром из сада, достал её и вытер Пинки мордочку. Присев рядом, я скомкал клочок и кинул его в мусорное ведро. Бумажный шарик ударился о бортик и отскочил к моей ноге. Я заметил на салфетке часть рисунка.</text:p>
      <text:p text:style-name="P4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ЕЕРВЕРКОВ». Голова пони обозначалась стрелочкой, как «СКУТАЛУ И ДР. АСОБ. ЧАСТИЦЫ». В низу листочка была приписка: «Запуск ускарителя в 6 вечера».</text:p>
      <text:p text:style-name="P40">Холодок незаметно прокрался мне в душу и прояснил мозги. Я кинул взгляд на часы на стене. Было без десяти шесть.</text:p>
      <text:p text:style-name="P40">Бля!</text:p>
      <text:p text:style-name="P40">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0">БАМММ!!!</text:p>
      <text:p text:style-name="P4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0"><text:span text:style-name="T6">– </text:span>Судя по тому, как ты стремительно сбежал от меня не попрощавшись, у тебя проблемы. <text:span text:style-name="T6">– </text:span>заметила с укором кобылка.</text:p>
      <text:p text:style-name="P40"><text:span text:style-name="T6">– </text:span>Пинки, <text:span text:style-name="T6">– </text:span>несчастным голосом сообщил я ей. <text:span text:style-name="T6">– </text:span>Если я до шести не окажусь дома, проблемы будут у одной маленькой пони. Очень большие проблемы.</text:p>
      <text:p text:style-name="P40"><text:span text:style-name="T6">– </text:span>Хм. <text:span text:style-name="T6">– </text:span>кобылка через окно посмотрела на часы в баре. <text:span text:style-name="T6">– </text:span>Тогда нам надо поторопиться! У нас есть шесть минут!</text:p>
      <text:p text:style-name="P40"><text:span text:style-name="T6">– </text:span>У нас?</text:p>
      <text:p text:style-name="P40">Пинки молча поддела меня носом и буквально закинула на спину.</text:p>
      <text:p text:style-name="P40">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0">Но недостаточное.</text:p>
      <text:p text:style-name="P4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text:soft-page-break/>к головам, усиленно изображая работу мозга.</text:p>
      <text:p text:style-name="P40"><text:span text:style-name="T6">– </text:span>Стооой! <text:span text:style-name="T6">– </text:span>заорал я. <text:span text:style-name="T6">– </text:span>Выпрыгивай из бочки!!!</text:p>
      <text:p text:style-name="P40">Кобылка улыбнулась и постукала копытцем по шлему, показывая, что не слышит меня.</text:p>
      <text:p text:style-name="P40"><text:span text:style-name="T6">– </text:span>Выпрыгивааа... <text:span text:style-name="T6">– </text:span>мой крик утонул в рёве рвущихся фейерверков.</text:p>
      <text:p text:style-name="P40">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0">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0"><text:span text:style-name="T6">– </text:span>Эммм... Уже можно открывать? <text:span text:style-name="T6">– л</text:span>имонная поняшка отняла копыта от висков и открыла глаза. <text:span text:style-name="T6">– </text:span>Ух ты-ы-ы! Он всамделишную работает! Слышь, Свити, ускоритель Скуталу сработал!</text:p>
      <text:p text:style-name="P40">Поняшка ткнула в бок белоснежную пони-единорога. Та раскрыла глаза и осмотрелась.</text:p>
      <text:p text:style-name="P40"><text:span text:style-name="T6">– </text:span>Смотри, вот те и ответ на вопрос, куда деваются пони!</text:p>
      <text:p text:style-name="P40"><text:span text:style-name="T6">– </text:span>Где? <text:span text:style-name="T6">– </text:span>единорожка начала оглядываться.</text:p>
      <text:p text:style-name="P40"><text:span text:style-name="T6">– </text:span>Да ты не туда, ты сюда смотри! Вишь, прямо перед тобой! <text:span text:style-name="T6">– </text:span>жёлтая ткнула копытом прямо в меня. <text:span text:style-name="T6">–</text:span> Вот! Его тут до икс-пи-ри-мен-та не было. А терь он есть! Значит, это и есть ответ!</text:p>
      <text:p text:style-name="P40"><text:span text:style-name="T6">– </text:span>И что? Я всё равно не пойму, куда они деваются?</text:p>
      <text:p text:style-name="P40"><text:span text:style-name="T6">– </text:span>Наверное, он их ест. Вот и Скуталу куда-то пропала...</text:p>
      <text:p text:style-name="P40">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40"/>
      <text:p text:style-name="P41">***<text:line-break/></text:p>
      <text:p text:style-name="P3">Восстановив в памяти предыдущий день, я начал подниматься с крыльца. Взгляд упал на письмо, машинально зажатое трубочкой в кулаке.</text:p>
      <text:p text:style-name="P4"/>
      <text:p text:style-name="P4">Кому: человеку Максу, Понивилль.</text:p>
      <text:p text:style-name="P4">От кого: Принцессы Селестии, Кантерлот, дворец.</text:p>
      <text:p text:style-name="P37"/>
      <text:p text:style-name="P125">Приветствую, мой маленький человек!</text:p>
      <text:p text:style-name="P125">Рада,что исследования сдвинулись с мертвой точки. Потому что всё остальное не радует.</text:p>
      <text:p text:style-name="P125"/>
      <text:p text:style-name="P126">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42"/>
      <text:p text:style-name="P42">.<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text:span><text:soft-page-break/><text:span text:style-name="T17">провал в экономике. Погодных пегасов осталось мало, непогода уничтожает урожаи. Но в Мэйнхеттэне изготавливают...</text:span></text:p>
      <text:p text:style-name="P37"/>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33"/>
      <text:p text:style-name="P33"/>
      <text:p text:style-name="P33">&lt;<text:span text:style-name="T18">Заговорщики таки подняли восстание после исчезновения Селестии. Они обвинили Луну и Макса в узурпации власти</text:span>&gt;</text:p>
      <text:p text:style-name="P33"/>
      <text:p text:style-name="P33">&lt;<text:span text:style-name="T1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7">- В соответствии с законом от … «Об отсутствии одного из соправителей диархии» принимаю всю власть на себя!</text:p>
      <text:p text:style-name="P27">- <text:s/>Но этот закон Её Высочество, принцесса Селестия принимала для себя, чтобы разрешить ситуацию с вашим … ммм... пребыванием на Луне!</text:p>
      <text:p text:style-name="P33"><text:span text:style-name="T18">- В законе не указана конкретный соправитель Диархии!</text:span>&gt;</text:p>
      <text:p text:style-name="P37"/>
      <text:p text:style-name="P10"><text:span text:style-name="T36">&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6">&gt;</text:span></text:p>
      <text:p text:style-name="P10"/>
      <text:p text:style-name="P37">Но реальная пони здорово отличалась от сериальной (как и все остальные, надо сказать). </text:p>
      <text:p text:style-name="P37"/>
      <text:p text:style-name="P37"/>
      <text:p text:style-name="P50"><text:span text:style-name="T6">–</text:span> Заклинания Свирла Бородатого обычно срабатывают без ошибок.</text:p>
      <text:p text:style-name="P50"><text:span text:style-name="T6">–</text:span> Если их правильно вызывают, <text:span text:style-name="T6">–</text:span> пробурчал возвратившийся Спайк, укладываясь в корзинку.</text:p>
      <text:p text:style-name="P50"><text:span text:style-name="T6">–</text:span> Что он имел ввиду?</text:p>
      <text:p text:style-name="P50"><text:span text:style-name="T6">–</text:span> Нууу, - Твайлайт смутилась, <text:span text:style-name="T6">–</text:span> заклинание сработало со второй попытки. В первый раз, с <text:span text:style-name="T2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text:soft-page-break/>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50"/>
      <text:p text:style-name="P50"><text:span text:style-name="T6">&lt;</text:span><text:span text:style-name="T17">Селестия проснётся на Терре в облике кибермозга, т.к. в своём мире она на ступень выше пони (а </text:span><text:span text:style-name="T17">кибермозг на Терре на ступень выше людей)</text:span><text:span text:style-name="T6">&gt;</text:span></text:p>
      <text:p text:style-name="P50"><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0"><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0"><text:span text:style-name="T6">–</text:span> Нет, она мне ничего не говорила. Но, видишь ли, ваше королевство и вы сами описаны в моём мире в детском сериале.</text:p>
      <text:p text:style-name="P50"><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0">Я покачал головой.</text:p>
      <text:p text:style-name="P50"><text:span text:style-name="T6">–</text:span> Вряд ли кто-то из людей побывал здесь до меня. До вас ведь никто не вызывал это заклинание Свирла?</text:p>
      <text:p text:style-name="P50"><text:span text:style-name="T6">–</text:span> Нет. Собрание столь сильных магов запомнилось бы.</text:p>
      <text:p text:style-name="P50"><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0"><text:span text:style-name="T6">–</text:span> Вам нравятся рассказы про Эквестрию? <text:span text:style-name="T6">–</text:span> Твайлайт улыбнулась.</text:p>
      <text:p text:style-name="P50"><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0"><text:span text:style-name="T6">–</text:span> Брони?</text:p>
      <text:p text:style-name="P50"><text:span text:style-name="T6">–</text:span> Так называют себя поклонники этого детского сериала и вас самих <text:span text:style-name="T1">—</text:span> сериальных.</text:p>
      <text:p text:style-name="P50">Твайлайт зарделась.</text:p>
      <text:p text:style-name="P50"><text:span text:style-name="T6">–</text:span> Ого! У нас есть поклонники! Интересно было бы поговорить об этом с твоим другом.</text:p>
      <text:p text:style-name="P50"><text:span text:style-name="T6">–</text:span> Его нет. Он погиб полгода назад.</text:p>
      <text:p text:style-name="P50"><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50"><text:span text:style-name="T6">–</text:span> Всё в порядке, Твайлайт.</text:p>
      <text:p text:style-name="P50">Твайлайт подошла к нише у двери, зажгла небольшую горелку и поставила на неё небольшой изящный чайничек</text:p>
      <text:p text:style-name="P50"><text:soft-page-break/><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7"/>
      <text:p text:style-name="P37"/>
      <text:p text:style-name="P50">Я помолчал, собираясь с мыслями. Мысли собирались туго, но самое тупое решение мне пришло в голову ещё в Кантерлоте.</text:p>
      <text:p text:style-name="P50"><text:span text:style-name="T6">–</text:span> Я помню, ваша магия Элементов Гармонии обладает большой силой.</text:p>
      <text:p text:style-name="P50"><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0"><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50">Глаза Твайлайт в ужасе расширились. Она поперхнулась.</text:p>
      <text:p text:style-name="P50"><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0">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0"><text:span text:style-name="T6">–</text:span> Для восстановления гармонии, говришь, <text:span text:style-name="T6">–</text:span> я почесал затылок.</text:p>
      <text:p text:style-name="P50"><text:span text:style-name="T6">–</text:span> Ну да, это так. Большие возмущения гармонии можно исправить только с помощью… Ой!..</text:p>
      <text:p text:style-name="P50"><text:span text:style-name="T6">–</text:span> Угу, вот именно. Сейчас имеем “большое возмущение гармонии”.</text:p>
      <text:p text:style-name="P50">Твайлайт прижала копыта к вискам.</text:p>
      <text:p text:style-name="P54"/>
      <text:p text:style-name="P50"><text:span text:style-name="T6">–</text:span> Ты не понимаешь… Я сейчас расскажу.</text:p>
      <text:p text:style-name="P50"/>
      <text:p text:style-name="P50"/>
      <text:p text:style-name="P50"/>
      <text:p text:style-name="P50"><text:span text:style-name="T6">–</text:span> Найтмэр Мун и Дискорд не разорвались и не сгорели.</text:p>
      <text:p text:style-name="P50"><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7">***</text:p>
      <text:p text:style-name="P62">&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2">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4"><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text:span><text:span text:style-name="T18">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8">маг — и потому хочет реализовать на Максе заклинание двойного сна.</text:span><text:span text:style-name="T6">&gt;</text:span></text:p>
      <text:p text:style-name="P1"><text:span text:style-name="T6">&lt;</text:span><text:span text:style-name="T25">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
      <text:h text:style-name="P116" text:outline-level="2">Сон Рэрити</text:h>
      <text:p text:style-name="P50"/>
      <text:p text:style-name="P50">… в огромном пустом пространстве, а меня окружают звёзды, <text:span text:style-name="T1">–</text:span> рассказывала Рэрити, когда мы с пегаской вломились в библиотеку.</text:p>
      <text:p text:style-name="P50"><text:span text:style-name="T1">–</text:span> Привет Макс, - кивнула она мне.</text:p>
      <text:p text:style-name="P50">Рэрити перевела взгляд с меня на взъерошенную пегаску и недоверчиво сморщила носик.</text:p>
      <text:p text:style-name="P50"><text:span text:style-name="T1">–</text:span> Боже, какие страсти! - прошептала она.</text:p>
      <text:p text:style-name="P50">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0"><text:span text:style-name="T1">–</text:span> Ну так вот, <text:span text:style-name="T1">–</text:span> продолжила Рэрити, <text:span text:style-name="T1">–</text:span> в этом космосе вдруг появилась звёздочка...</text:p>
      <text:p text:style-name="P50"/>
      <text:p text:style-name="P51"><text:soft-page-break/>***</text:p>
      <text:p text:style-name="P50"/>
      <text:p text:style-name="P50"><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4"/>
      <text:p text:style-name="P50"><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50"><text:span text:style-name="T6">–</text:span> Да? Что “тут”? <text:span text:style-name="T6">–</text:span> Твайлайт была вся внимание.</text:p>
      <text:p text:style-name="P50"><text:span text:style-name="T6">–</text:span> Тут я проснулась.</text:p>
      <text:p text:style-name="P50"><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50">(<text:span text:style-name="T6">&lt;</text:span><text:span text:style-name="T17">согласовать с тем, что говорил Анакорн о Р/Д</text:span><text:span text:style-name="T6">&gt;</text:span>). </text:p>
      <text:p text:style-name="P50">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50"><text:span text:style-name="T1">Т</text:span>вайлайт в возбуждении ходила кругами по читальному залу.</text:p>
      <text:p text:style-name="P50"><text:span text:style-name="T6">–</text:span> Та цепочка пони, уходящих в экран… Рэрити, опиши, пожалуйста, что ты видела за экраном? Как можно более детально.</text:p>
      <text:p text:style-name="P50">Единорожка наморщила лоб, вспоминая.</text:p>
      <text:p text:style-name="P50"><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4"/>
      <text:p text:style-name="P50"><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50"><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50"/>
      <text:p text:style-name="P50"><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50"><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50"><text:span text:style-name="T6">–</text:span> Кто <text:span text:style-name="T6">—</text:span> она? <text:span text:style-name="T6">–</text:span> повернулась Твайлайт.</text:p>
      <text:p text:style-name="P50"><text:span text:style-name="T6">–</text:span> Её Высочество, принцесса Селестия...</text:p>
      <text:p text:style-name="P61"/>
      <text:p text:style-name="P37"/>
      <text:p text:style-name="P50"><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50"><text:soft-page-break/></text:p>
      <text:p text:style-name="P50"/>
      <text:p text:style-name="P50">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50">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50"><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50">Твайлайт покачала головой.</text:p>
      <text:p text:style-name="P50"><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50"><text:span text:style-name="T1">–</text:span> Не одному? Почему?</text:p>
      <text:p text:style-name="P50"><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50"><text:span text:style-name="T1">–</text:span> Хм, интересно. А что чувствует снопроходец, находясь в чужом сне?</text:p>
      <text:p text:style-name="P50"><text:span text:style-name="T1">–</text:span> Он переживает всё как наяву. Есть ещё один... м-м-м… нюанс.</text:p>
      <text:p text:style-name="P50">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50"><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50"><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50"><text:span text:style-name="T1">–</text:span> Он исчез?</text:p>
      <text:p text:style-name="P59"><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3"/>
      <text:p text:style-name="P33"/>
      <text:p text:style-name="P33">&lt;<text:span text:style-name="T17">– Ты про сны о Радужной Фабрике выпускников лётной академии? – Твайлайт отрицательно </text:span><text:span text:style-name="T17">покачала головой. – Нашла несколько сонников, в самом древнем написано, что сны — ворота в другой мир. Про Фабрику Радуг — ни слова.</text:span></text:p>
      <text:p text:style-name="P50"><text:span text:style-name="T6">–</text:span> М-м-м. В описании заклинания Свирл упоминал гармонию. Я и подумал, а что, если это кат-то связано с тобой и твоими друзьями?</text:p>
      <text:p text:style-name="P50"><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50"><text:span text:style-name="T6">–</text:span> М-м-м… “...на укрепление гармонии нашего континуума...”.</text:p>
      <text:p text:style-name="P33">&gt;</text:p>
      <text:p text:style-name="P1"/>
      <text:p text:style-name="P51">***</text:p>
      <text:p text:style-name="P50"><text:soft-page-break/><text:span text:style-name="T6">–</text:span> Нууу, я не думаю, что это описан наша Терра. У нас ничего подобного не водится.</text:p>
      <text:p text:style-name="P50"><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50"><text:span text:style-name="T6">–</text:span> Печенье испёк Спайк. Он на удивление искусный повар, когда на него находит вдохновение.</text:p>
      <text:p text:style-name="P50"><text:span text:style-name="T6">–</text:span> М-м-м. Вкусно. Очень вкусно.</text:p>
      <text:p text:style-name="P54"/>
      <text:p text:style-name="P50"><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4"/>
      <text:p text:style-name="P50"><text:span text:style-name="T6">–</text:span> Хорошо, у тебя есть какие-то встречные предложения?</text:p>
      <text:p text:style-name="P50">Твайлайт задумчиво прошлась вдоль книжной полки.</text:p>
      <text:p text:style-name="P50"><text:span text:style-name="T6">–</text:span> Мне надо поискать. Должно быть что-то подходящее для нашего случая. Я поищу в разделе психологиии и… призывания духов.</text:p>
      <text:p text:style-name="P50">Я рассмеялся.</text:p>
      <text:p text:style-name="P50"><text:span text:style-name="T6">–</text:span> Для духа я слишком материален.</text:p>
      <text:p text:style-name="P50"><text:span text:style-name="T6">–</text:span> Я знаю. Но ничего более подходящего в голову не приходит. Приходи завтра после обеда. Хорошо?</text:p>
      <text:p text:style-name="P50"><text:span text:style-name="T6">–</text:span> Хорошо, Твайлайт. Приду. Спокойной ночи!</text:p>
      <text:p text:style-name="P50"><text:span text:style-name="T6">–</text:span> Спокойной ночи, Макс!</text:p>
      <text:p text:style-name="P10"/>
      <text:p text:style-name="P10"/>
      <text:p text:style-name="P10"/>
      <text:p text:style-name="P54"><text:span text:style-name="T38">&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text:span><text:span text:style-name="T19">исчезновения Селестии</text:span><text:span text:style-name="T37">&gt;</text:span></text:p>
      <text:p text:style-name="P60">&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61">&lt;<text:span text:style-name="T17">На Терре Селестия, будучи в компьютере, случайно пробуждает в Нексусе активный интеллект. </text:span><text:span text:style-name="T17">Нексус становится СелестИИ. - отсылка к «Дружба — это оптимум»</text:span>&gt;</text:p>
      <text:p text:style-name="P61"/>
      <text:p text:style-name="P50"><text:span text:style-name="T6">–</text:span> Ты могла бы нести меня телекинезом. Я, после того, как узнал о ваших способностях, удивлялся, почему ты этого не сделала?</text:p>
      <text:p text:style-name="P50"><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7"><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50"/>
      <text:p text:style-name="P50"><text:span text:style-name="T6">–</text:span> А дальше всё было хуже, намного хуже...</text:p>
      <text:p text:style-name="P50"/>
      <text:p text:style-name="P1"/>
      <text:p text:style-name="P50"><text:soft-page-break/></text:p>
      <text:p text:style-name="P51">***</text:p>
      <text:p text:style-name="P54"/>
      <text:p text:style-name="P50"><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4"/>
      <text:h text:style-name="P116" text:outline-level="2">Рейд пони-рэйнджеров</text:h>
      <text:p text:style-name="P50">&lt;Магия изо всех окраин Эквестрии бежит к её центру — в Вечнодикий лес&gt;</text:p>
      <text:p text:style-name="P56">(леденящий душу триллер, музыка тревожная)</text:p>
      <text:p text:style-name="P52">&lt;<text:span text:style-name="T17">Мощная статура, множество коротких косичек соломенных волос, торчащих в разные стороны из-</text:span><text:span text:style-name="T17">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0">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0">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0">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0">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0">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0">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0">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0"><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50"><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50"><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50"><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50">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text:soft-page-break/>птицы исчезли совсем. Странную метаморфозу приобрели ползучие и вьющиеся растения, которых тут было великое множество.</text:p>
      <text:p text:style-name="P50"><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50"><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50"><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50">Дальше мы передвигались с интервалом бескрылого прыжка, чтобы не нанести друг другу увечий в случае работы оружием.</text:p>
      <text:p text:style-name="P51">***</text:p>
      <text:p text:style-name="P50"><text:span text:style-name="T6">–</text:span> Шанту?</text:p>
      <text:p text:style-name="P50"><text:span text:style-name="T6">–</text:span> Ваше Высочество? Мы никогда не встречали такое существо раньше и я…</text:p>
      <text:p text:style-name="P50"><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0"><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text:span><text:span text:style-name="T16">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51">***</text:p>
      <text:p text:style-name="P50"><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50">...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0"><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0"><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50">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0"><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50">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0"><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text:soft-page-break/>разглагольствовал Калрус.</text:p>
      <text:p text:style-name="P50"><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50">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0"><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50">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0">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0"><text:span text:style-name="T6">–</text:span> Дискорд! Что их убило? <text:span text:style-name="T6">–</text:span> присвистнул обошедший Хорста с другой стороны Калрус.</text:p>
      <text:p text:style-name="P50"><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50">Я поднял нагрудную бляху, лежащую на скелете с раздавленной грудной клеткой.</text:p>
      <text:p text:style-name="P50"><text:span text:style-name="T6">–</text:span> Это королевский конвой. Такие были на службе у принцесс ещё лет двадцать назад, до Раздора.</text:p>
      <text:p text:style-name="P50"><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50"><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0">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51">***</text:p>
      <text:p text:style-name="P50"><text:span text:style-name="T6">–</text:span> Откуда там останки пегасов? Кто мог поймать их там? Они могут уйти от любой засады.</text:p>
      <text:p text:style-name="P50"><text:span text:style-name="T6">–</text:span> Не знаю, как насчёт летунов, принцессса, но когда мы осматривали кости, на нас было совершено нападение...</text:p>
      <text:p text:style-name="P50"><text:span text:style-name="T6">–</text:span> Вот как? На королевскую стражу в центре Эквестрии? Кто же это был?</text:p>
      <text:p text:style-name="P50"><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50">Луна обошла Кимеринна. </text:p>
      <text:p text:style-name="P50"><text:span text:style-name="T6">–</text:span> У вас рассечен бок. И колотая рана на шее.</text:p>
      <text:p text:style-name="P50"><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50"><text:span text:style-name="T6">–</text:span> Расслабьтесь, Кимеринн. Вы очень скованы. Я вижу, вам нелегко пришлось в этом походе.</text:p>
      <text:p text:style-name="P50">Растерзанная шея жеребца напомнила Луне о другом, которого она называла на “ты” больше тысячи лет назад, во время восстания.</text:p>
      <text:p text:style-name="P50"><text:span text:style-name="T6">–</text:span> Я ценю вашу службу и хочу достойно наградить вас. Спрашивайте.</text:p>
      <text:p text:style-name="P50"><text:soft-page-break/><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50">Луна вздохнула. Всё-таки, насколько легче было быть Найтмэр-Мун! Тогда ей не нужно было стесняться своих желаний и все было намного проще.</text:p>
      <text:p text:style-name="P50"><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50"><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50">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0">Он был высок для пони и Луне понадобилось всего лишь немного склонить шею, чтобы тихо выдохнуть ему в ухо:</text:p>
      <text:p text:style-name="P50"><text:span text:style-name="T6">–</text:span> Ну что же… Я рада оказать такую услугу… Тебе…</text:p>
      <text:p text:style-name="P50"><text:span text:style-name="T6">–</text:span> Принцесса…</text:p>
      <text:p text:style-name="P50"><text:span text:style-name="T6">–</text:span> Луна, мой дорогой. Для тебя <text:span text:style-name="T6">—</text:span> Луна…</text:p>
      <text:p text:style-name="P50">...</text:p>
      <text:p text:style-name="P50"/>
      <text:h text:style-name="P116" text:outline-level="2">Рейд пони-рэйнджеров-2 (<text:span text:style-name="T17">продолжение рейда пони-рэйнджеров</text:span>)</text:h>
      <text:p text:style-name="P50"/>
      <text:p text:style-name="P50">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0">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0">Мэдтроттер подошёл к холму и зацепил концом алебарды зелёный покров.</text:p>
      <text:p text:style-name="P50"><text:span text:style-name="T1">–</text:span> Металл! <text:span text:style-name="T1">–</text:span> удивлённо воскликнул он. <text:span text:style-name="T1">–</text:span> И стекло.</text:p>
      <text:p text:style-name="P50">В металлической поверхности сверкнуло небольшое прямоугольное окошко.</text:p>
      <text:p text:style-name="P50">Я прошёл вдоль холма и вскоре под побегами дикого винограда обнаружил вход, открывающий внутренности холма.</text:p>
      <text:p text:style-name="P50"><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0">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0">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50"><text:span text:style-name="T6">–</text:span> Заночуем внутри. - <text:span text:style-name="T1">р</text:span>ешил я.</text:p>
      <text:p text:style-name="P50"><text:span text:style-name="T6">&lt;</text:span><text:span text:style-name="T17">Нужен ли тут самолёт? Нужен артефакт из Fallout Equestria - летучий корабль</text:span>?<text:span text:style-name="T6">&gt;</text:span></text:p>
      <text:p text:style-name="P50">Утро встретило нас туманом. Я пытался рассмотреть руины замка на противоположном берегу.</text:p>
      <text:p text:style-name="P50"><text:soft-page-break/><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50"><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0">Я сбросил громоздкие перемётные сумки с поклажей, оставив только закреплённый на ноге кинжал.</text:p>
      <text:p text:style-name="P50"><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1">***</text:p>
      <text:p text:style-name="P50">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0"><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50">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0">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0">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0"><text:span text:style-name="T6">–</text:span> Поворачивайте, уходите от болота! <text:span text:style-name="T6">–</text:span> донёсся его крик.</text:p>
      <text:p text:style-name="P50">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1">***</text:p>
      <text:p text:style-name="P50"><text:span text:style-name="T6">–</text:span> Дискорд тебе в крыло, Ким, ты таки заставил нас попотеть! Что там за чертовщина?</text:p>
      <text:p text:style-name="P50">Я отлепился от серебристой поверхности и прыгул на землю.</text:p>
      <text:p text:style-name="P50"><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50">Сброшенный обрубок лианы медленно извивался, стараясь найти опору, вокруг которой можно было бы обвиться. </text:p>
      <text:p text:style-name="P50"><text:span text:style-name="T6">– </text:span>Схватил бы за крыло <text:span text:style-name="T6">—</text:span> я бы не вырвался.</text:p>
      <text:p text:style-name="P50">Я взглянул вверх. На металлической стенке чётко отпечатались четыре полукруга копыт. </text:p>
      <text:p text:style-name="P50"><text:span text:style-name="T6">–</text:span> И пришлось бы тебе за меня во дворце отдуваться.</text:p>
      <text:p text:style-name="P50"><text:span text:style-name="T6">–</text:span> Нашел что-нибудь интересное в развалинах?</text:p>
      <text:p text:style-name="P50"><text:span text:style-name="T6">–</text:span> А как же! Странное такое. Похожее на обезьяну. Но стройнее и грациознее. И оно было одето…</text:p>
      <text:p text:style-name="P50"><text:span text:style-name="T6">–</text:span> Одето?</text:p>
      <text:p text:style-name="P50"><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text:soft-page-break/>человек из сказок.</text:p>
      <text:p text:style-name="P50"><text:span text:style-name="T6">–</text:span> Ещ одно неизвестное чудовище! <text:s/>Что-то их тут много развелось.</text:p>
      <text:p text:style-name="P50">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0">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0">Я забросил на спину перемётные сумки и дал команду сбора.</text:p>
      <text:p text:style-name="P50"><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50">“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0"><text:span text:style-name="T6">–</text:span> Вы ведь в неопасное место идёте, да?</text:p>
      <text:p text:style-name="P50"><text:span text:style-name="T6">–</text:span> Да, Силк Мэйн, в неопасное.</text:p>
      <text:p text:style-name="P50"><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0"><text:span text:style-name="T6">–</text:span> Силк, не волнуйся, если будет опасно, мы сразу же повернём. (И пойдём другой дорогой <text:span text:style-name="T6">—</text:span> додумал я).</text:p>
      <text:p text:style-name="P50">Силк Мэйн выпустила мою ногу, успокаиваясь. Я пошёл в казарму, а кобылки продолжали молча смотреть на меня...</text:p>
      <text:p text:style-name="P5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0">Опять таки, шансы для Мэда и Калруса <text:s/>пройти через болото <text:span text:style-name="T6">—</text:span> ничтожны.</text:p>
      <text:p text:style-name="P50"><text:span text:style-name="T6">–</text:span> Возвращаемся, Мэдди, <text:span text:style-name="T6">–</text:span> решил я. <text:span text:style-name="T6">–</text:span> Намотрелись достаточно.</text:p>
      <text:p text:style-name="P50">Пусть принцесса считает меня трусом, пусть я больше не смогу взглянуть ей в глаза, но я должен сделать то, что делаю. Мы возвращаемся…</text:p>
      <text:p text:style-name="P50"/>
      <text:h text:style-name="P116" text:outline-level="2">Продолжение ЛСД-чаепития</text:h>
      <text:p text:style-name="P50"/>
      <text:p text:style-name="P50"><text:s/>Так значит, своим появлением я невольно поспособствовал гибели особенного пони Луны? Мне очень жаль…</text:p>
      <text:p text:style-name="P50">Селестия через силу улыбнулась.</text:p>
      <text:p text:style-name="P50"><text:span text:style-name="T6">–</text:span> Пони умеют переносить тяготы, Макс. <text:span text:style-name="T6">–</text:span> Иначе бы мы не выжили. В нашей истории бывали очень <text:soft-page-break/>тяжёлые времена.</text:p>
      <text:p text:style-name="P50">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0"><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50"><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50"/>
      <text:p text:style-name="P50"/>
      <text:p text:style-name="P50"/>
      <text:p text:style-name="P50"><text:span text:style-name="T6">–</text:span> Тия, я…</text:p>
      <text:p text:style-name="P50"><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0">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50">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50">Селестия замолчала, потом медленно поднесла ко рту чашку с холодным чаем и сделала три глубоких глотка.</text:p>
      <text:p text:style-name="P50"><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50"><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50"><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0"/>
      <text:p text:style-name="P79"/>
      <text:p text:style-name="P61">Она вытянула шею и начала по очереди сгибать-разгибать ноги, разминая суставы.</text:p>
      <text:p text:style-name="P61"><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50"/>
      <text:p text:style-name="P50"><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text:soft-page-break/>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50">Её образ расплывался, в голове стоял звон, звуки проникали в уши как будто через толстый слой ваты.</text:p>
      <text:p text:style-name="P50"><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0">мочь мне. Помочь всем нам. А сейчас иди, отдыхай.</text:p>
      <text:p text:style-name="P50"/>
      <text:h text:style-name="P116" text:outline-level="2">В библиотеке замка Селестии</text:h>
      <text:p text:style-name="P82"/>
      <text:p text:style-name="P57">“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0">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50">Если верить заклинанию, я <text:span text:style-name="T6">—</text:span> внешняя сила, и если меня хорошо попросить <text:span text:style-name="T6">&lt;</text:span><text:span text:style-name="T17">см. выше - ночь с </text:span><text:span text:style-name="T17">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0">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0"/>
      <text:h text:style-name="P116" text:outline-level="2">Понивилль</text:h>
      <text:p text:style-name="P50"/>
      <text:h text:style-name="P116" text:outline-level="2">Знакомство с Элементами Гармонии</text:h>
      <text:p text:style-name="P50"/>
      <text:p text:style-name="P50">На следующий день я застал в библиотеке кроме Твайлайт ещё трёх кобылок.</text:p>
      <text:p text:style-name="P50"><text:span text:style-name="T1">–</text:span> Знакомься, Макс <text:span text:style-name="T1">–</text:span> начала представлять меня Твайлайт, <text:span text:style-name="T1">–</text:span> это Пинки Пай.</text:p>
      <text:p text:style-name="P50"><text:span text:style-name="T1">–</text:span> Очень приятно, Макс.</text:p>
      <text:p text:style-name="P50"><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0"><text:soft-page-break/><text:span text:style-name="T1">–</text:span> ...то Рэрити! <text:span text:style-name="T1">–</text:span> Твайлайт представила светлую единорожку, которая чуть склонила голову в приветствии.</text:p>
      <text:p text:style-name="P50"><text:span text:style-name="T1">–</text:span> Макс, <text:span text:style-name="T1">–</text:span> кивнул я ей в ответ.</text:p>
      <text:p text:style-name="P50"><text:span text:style-name="T1">–</text:span> Рэйнбоу Дэш! <text:span text:style-name="T1">–</text:span> голубая пегаска представилась сама, насмешливо наморщив нос.</text:p>
      <text:p text:style-name="P50"><text:span text:style-name="T1">–</text:span> Макс. <text:span text:style-name="T1">–</text:span> закончил представляться я.</text:p>
      <text:p text:style-name="P50">Твайлайт продолжила прерванную моим появлением беседу.</text:p>
      <text:p text:style-name="P50"><text:span text:style-name="T1">–</text:span> Как я вам уже рассказывала, заклинание Свирла вызвало сюда Макса. И он хочет нам помочь, но не знает, как.</text:p>
      <text:p text:style-name="P50">Голубая пегаска вомущённо фыркнула.</text:p>
      <text:p text:style-name="P50"><text:span text:style-name="T1">–</text:span> А нужно ли нам помогать? Сами как-нибудь справимся!</text:p>
      <text:p text:style-name="P50"><text:span text:style-name="T1">–</text:span> Но Дэш, дорогая, неужели ты думаешь, что Твайлайт и принцесса Селестия не перепробовали всё возможное?</text:p>
      <text:p text:style-name="P50"><text:span text:style-name="T1">–</text:span> Рэрити грациозно улеглась на подушку, пододвинув её к себе магией.</text:p>
      <text:p text:style-name="P50"><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0"><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0">Я ошеломлённо посмотрел на неё.</text:p>
      <text:p text:style-name="P50"><text:span text:style-name="T1">–</text:span> Откуда ты знаешь?</text:p>
      <text:p text:style-name="P50"><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0"><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0"><text:span text:style-name="T1">– </text:span>47 лет? Такой старый? <text:span text:style-name="T1">–</text:span> тихо произнесла Рэйнбоу Дэш с сомнением поглядывая на меня.</text:p>
      <text:p text:style-name="P50"><text:span text:style-name="T1">–</text:span> Не старый. У нас живут, в среднем, до 90-ти <text:span text:style-name="T1">–</text:span> 100-а лет.</text:p>
      <text:p text:style-name="P50"><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0"><text:span text:style-name="T1">–</text:span> Программы. Это такие… гм… заклинания. Ты пишешь программу, запускаешь её, а потом она делает что-то для тебя.</text:p>
      <text:p text:style-name="P50"><text:span text:style-name="T1">–</text:span> То есть, ты, типа, волшебник в своём мире?</text:p>
      <text:p text:style-name="P50"><text:span text:style-name="T1">–</text:span> Вряд ли меня так можно называть. Очень далёкие параллели. У нас совсем нет магии.</text:p>
      <text:p text:style-name="P5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0"><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0"/>
      <text:p text:style-name="P50"/>
      <text:p text:style-name="P50">...</text:p>
      <text:p text:style-name="P50"/>
      <text:p text:style-name="P50"><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0"><text:span text:style-name="T1">–</text:span> Ну… В общем, да. Надо ещё пригласить Эпплджек и Флаттершай.</text:p>
      <text:p text:style-name="P50"><text:soft-page-break/><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0"><text:span text:style-name="T1">–</text:span> О, Рэрити, спасибо-спасибо-спасибо! <text:span text:style-name="T1">–</text:span> Твайлайт обняла единорожку.</text:p>
      <text:p text:style-name="P50"><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0">Рэйнбоу Дэш развернулась к выходу из библиотеки.</text:p>
      <text:p text:style-name="P50"><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0"><text:span text:style-name="T1">–</text:span> Мне кажется, Макс, ты ей чем-то не нравишься, <text:span text:style-name="T1">–</text:span> заметила Рэрити.</text:p>
      <text:p text:style-name="P50"><text:span text:style-name="T1">–</text:span> А, по-моему, так наоборот, <text:span text:style-name="T1">–</text:span> хмыкнул Спайк, всё это время евший в сторонке какие-то сверкающие кристаллы.</text:p>
      <text:p text:style-name="P50"><text:span text:style-name="T1">–</text:span> Но довольно слов. Что нужно делать, дорогая? <text:span text:style-name="T1">–</text:span> обратилась Рэрити к Твайлайт.</text:p>
      <text:p text:style-name="P50"><text:span text:style-name="T1">–</text:span> До утра <text:span text:style-name="T1">—</text:span> ничего. Потом вам нужно лечь рядом и я вызову заклинание двойного сна.</text:p>
      <text:p text:style-name="P50"><text:span text:style-name="T1">–</text:span> Отлично, тогда я ещё успею привести себя в порядок. На все сто нужно выглядеть даже во сне. Тем более, в чужом.</text:p>
      <text:p text:style-name="P50">Рэрити вышла на улицу. Я поднялся с места.</text:p>
      <text:p text:style-name="P50"><text:span text:style-name="T1">–</text:span> Я тоже, пожалуй, пройдусь.</text:p>
      <text:p text:style-name="P50"><text:span text:style-name="T1">–</text:span> Далеко не уходи, Макс. Понивилль не такой уж и маленький, новичок в нём запросто может заблудиться.</text:p>
      <text:p text:style-name="P50"><text:span text:style-name="T1">–</text:span> Не волнуйся, Твайлайт. Пройдусь до железной дороги и обратно.</text:p>
      <text:p text:style-name="P50">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0">Дойдя до железной дороги, я пошёл вдоль неё, постепеннно выходя за пределы городка.</text:p>
      <text:p text:style-name="P50">Чувствительный толчок чуть выше пояса заставил меня сделать два шага вперёд, чтобы не упасть.</text:p>
      <text:p text:style-name="P50">Я обернулся.</text:p>
      <text:p text:style-name="P50">Сзади стояла Рэйнбоу Дэш с растрёпанной от толчка чёлкой.</text:p>
      <text:p text:style-name="P50"><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0"><text:span text:style-name="T1">–</text:span> Рэйнбоу, успокойся. О чём ты?</text:p>
      <text:p text:style-name="P50">Она глядела сквозь чёлку куда-то мимо меня, отворачивая взгляд. Заднее копыто легонько притоптывало.</text:p>
      <text:p text:style-name="P50"><text:span text:style-name="T1">–</text:span> Ты знаешь, о чём. Должен знать, <text:span text:style-name="T1">–</text:span> отрезала она, ничего не объясняя.</text:p>
      <text:p text:style-name="P50"><text:span text:style-name="T1">–</text:span> Я не понимаю. Честно. Что ты чувствуешь?</text:p>
      <text:p text:style-name="P50">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0"/>
      <text:p text:style-name="P64"/>
      <text:h text:style-name="P116" text:outline-level="2">Первый сеанс двойного сна. Рэрити</text:h>
      <text:p text:style-name="P50"/>
      <text:p text:style-name="P50"><text:soft-page-break/><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0"><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50"/>
      <text:p text:style-name="P50">Когда я вернулся в библиотеку, Твайлайт и Спайк уже соорудили нечто вроде мягкого уголка на втором этаже.</text:p>
      <text:p text:style-name="P50"><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50"><text:span text:style-name="T6">–</text:span> Может, и поместимся. Но, вообще, я во сне верчусь.</text:p>
      <text:p text:style-name="P50"><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50"><text:span text:style-name="T6">–</text:span> Рэ-ри-тиии! - прошептал в восхищении Спайк.</text:p>
      <text:p text:style-name="P50">И было отчего.</text:p>
      <text:p text:style-name="P50">Что-то неуловимо изменилось в той единорожке, которую я видел ещё утром.</text:p>
      <text:p text:style-name="P50">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50"><text:span text:style-name="T6">–</text:span> Рэрити, ты выглядишь… Замечательно выглядишь! <text:span text:style-name="T6">–</text:span> растерянно пролепетала Твайлайт.</text:p>
      <text:p text:style-name="P50"><text:span text:style-name="T6">–</text:span> Дааааааа… Замечательно! <text:span text:style-name="T6">–</text:span> наконец-то смог закрыть рот <text:span text:style-name="T1">и втянуть слюни </text:span>Спайк.</text:p>
      <text:p text:style-name="P50"><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50"><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0"/>
      <text:p text:style-name="P50"><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50">Двух небольших понячьих матраса, сложенных вместе, мне вполне хватило, чтобы растянуться в полный рост и раскинуть руки крестом.</text:p>
      <text:p text:style-name="P50"><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0"><text:span text:style-name="T6">–</text:span> Я не слишком давлю? - прошептала мне на ухо единорожка.</text:p>
      <text:p text:style-name="P50">Её ресницы щекотали мне щёку и это было чертовски приятно. Ответить я не успел.</text:p>
      <text:p text:style-name="P50"><text:span text:style-name="T6">–</text:span> Готовы? <text:span text:style-name="T6">–</text:span> Спросила Твайлайт.</text:p>
      <text:p text:style-name="P50"><text:span text:style-name="T6">–</text:span> Я готова. <text:span text:style-name="T6">–</text:span> <text:span text:style-name="T1">о</text:span>тозвалась Рэрити.</text:p>
      <text:p text:style-name="P50"><text:span text:style-name="T6">–</text:span> Готов. <text:span text:style-name="T6">–</text:span> <text:span text:style-name="T1">с</text:span>казал я.</text:p>
      <text:p text:style-name="P50">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0"/>
      <text:h text:style-name="P116" text:outline-level="2"><text:soft-page-break/>Сон Макса</text:h>
      <text:p text:style-name="P82"/>
      <text:p text:style-name="P50"><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0"><text:span text:style-name="T22">–</text:span><text:span text:style-name="T17"> Готова, </text:span><text:span text:style-name="T22">–</text:span><text:span text:style-name="T17"> процедила она.</text:span><text:span text:style-name="T6">&gt;</text:span></text:p>
      <text:p text:style-name="P51">***</text:p>
      <text:p text:style-name="P50"><text:span text:style-name="T6">–</text:span> Вставай, Макс! <text:span text:style-name="T6">–</text:span> Маленькое копыто надавливало мне на грудь, делая энергичные круговые движения.</text:p>
      <text:p text:style-name="P50"><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50"><text:span text:style-name="T6">–</text:span> Мне не понравился цвет твоей мордочки. Ты стал слишком бледный. Я решила прервать твой сон. Как ты себя ...</text:p>
      <text:p text:style-name="P50"><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50"><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50"><text:span text:style-name="T6">–</text:span> Я в порядке. Что-то удалось узнать? <text:span text:style-name="T6">–</text:span> обратился я к Рэрити.</text:p>
      <text:p text:style-name="P50"><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0"><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50"><text:span text:style-name="T6">– </text:span>Да, Макс?</text:p>
      <text:p text:style-name="P50"><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0">Твайлайт растерялась.</text:p>
      <text:p text:style-name="P50"><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0"><text:span text:style-name="T6">–</text:span> Я помогу-у-у-у! <text:span text:style-name="T6">–</text:span> <text:span text:style-name="T1">з</text:span>апрыгала на месте Пинки.</text:p>
      <text:p text:style-name="P50"><text:span text:style-name="T6">–</text:span> Я помогу! <text:span text:style-name="T6">–</text:span> <text:span text:style-name="T1">н</text:span>еожиданно вызвалась Рэйнбоу Дэш, до этого безучастно наблюдавшая за нами.</text:p>
      <text:p text:style-name="P50"/>
      <text:p text:style-name="P58"/>
      <text:p text:style-name="P50"/>
      <text:p text:style-name="P50"><text:span text:style-name="T6">–</text:span> Я первая предложила! <text:span text:style-name="T6">–</text:span> возмутилась Пинки.</text:p>
      <text:p text:style-name="P50"><text:span text:style-name="T6">–</text:span> Предложила не ты, а Твайлайт. <text:span text:style-name="T6">–</text:span> <text:span text:style-name="T1">п</text:span>арировала Рэйнбоу Дэш.</text:p>
      <text:p text:style-name="P50"><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50"><text:span text:style-name="T6">–</text:span> Лады. <text:span text:style-name="T6">–</text:span> проворчала пегаска. <text:span text:style-name="T6">–</text:span> Приходи завтра на девять к библиотеке. Нет, лучше на десять.</text:p>
      <text:p text:style-name="P50"><text:soft-page-break/><text:span text:style-name="T6">–</text:span> Хорошо, Рэйнбоу Дэш. Договорились.</text:p>
      <text:p text:style-name="P50"><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0">Голубая пегаска фыркнула и скрылась в дневном небе.</text:p>
      <text:p text:style-name="P50"/>
      <text:h text:style-name="P116" text:outline-level="2">День с Пинки</text:h>
      <text:p text:style-name="P50"/>
      <text:p text:style-name="P50">…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0"><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50"><text:span text:style-name="T6">–</text:span> Ффух! Дай отдышаться.</text:p>
      <text:p text:style-name="P50"><text:span text:style-name="T6">–</text:span> Устал? <text:span text:style-name="T6">–</text:span> <text:span text:style-name="T1">у</text:span>частливо спросила Пинки.</text:p>
      <text:p text:style-name="P50"><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50"><text:span text:style-name="T6">–</text:span> Да? Тогда пойдём перекусим.</text:p>
      <text:p text:style-name="P50">Манерный пони-оффициант выслушал наши пожелания и удалился.</text:p>
      <text:p text:style-name="P50"><text:span text:style-name="T6">–</text:span> А какой у тебя был образ жизни?</text:p>
      <text:p text:style-name="P50"><text:span text:style-name="T6">–</text:span> В основном, <text:span text:style-name="T1">э</text:span>сидячий.</text:p>
      <text:p text:style-name="P50"><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0"><text:span text:style-name="T6">–</text:span> А у нас сидячая работа в порядке вещей.</text:p>
      <text:p text:style-name="P50"><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50">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0"/>
      <text:p text:style-name="P50"><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50"/>
      <text:h text:style-name="P116" text:outline-level="2">День с Рэйнбоу Дэш</text:h>
      <text:p text:style-name="P50"/>
      <text:p text:style-name="P50">Я подошёл к библиотеке без десяти десять. Вокруг никого не было и я решил зайти в библиотеку поздороваться с Твайлайт.</text:p>
      <text:p text:style-name="P50"><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50"><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50"><text:soft-page-break/><text:span text:style-name="T6">–</text:span> Пошли, Рэйнбоу Дэш. А куда?</text:p>
      <text:p text:style-name="P50"><text:span text:style-name="T6">–</text:span> Слушай, зови меня Дэш. А то и мне придётся звать тебя полным именем, а я этого не выношу.</text:p>
      <text:p text:style-name="P50"><text:span text:style-name="T6">–</text:span> Договорились, Дэш. Так куда мы идём?</text:p>
      <text:p text:style-name="P50"><text:span text:style-name="T6">–</text:span> К <text:span text:style-name="T6">&lt;</text:span><text:span text:style-name="T17">водопаду</text:span><text:span text:style-name="T6">&gt;</text:span>. Там здоровски красивое место.</text:p>
      <text:p text:style-name="P50"><text:span text:style-name="T6">–</text:span> А я думал, ты хочешь показать мне Понивилль.</text:p>
      <text:p text:style-name="P50"><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0">Дэш повела меня из Понивилля вдоль железной дорог<text:span text:style-name="T1">и</text:span>.</text:p>
      <text:p text:style-name="P50">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0">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0"><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0"><text:span text:style-name="T6">–</text:span> Дежа вю? Ты об этом?</text:p>
      <text:p text:style-name="P50"><text:span text:style-name="T6">– </text:span>Что? Какое ещё дежавю?</text:p>
      <text:p text:style-name="P50"><text:span text:style-name="T6">–</text:span> Ложные воспоминания. Ты помнишь о чём-то, чего на самом деле никогда не было.</text:p>
      <text:p text:style-name="P50"><text:span text:style-name="T6">–</text:span> Хм. Может, и дежавю… Может… А если всё же было? Но ты не помнишь когда и как?</text:p>
      <text:p text:style-name="P50"><text:span text:style-name="T6">–</text:span> Дэш, не говори загадками. Если хочешь услышать внятный ответ, задавай внятный вопрос.</text:p>
      <text:p text:style-name="P50"><text:span text:style-name="T6">–</text:span> Не готова я… задать внятный вопрос. <text:span text:style-name="T6">–</text:span> <text:span text:style-name="T1">п</text:span>робормотала пегаска. <text:span text:style-name="T6">–</text:span> Нам туда.</text:p>
      <text:p text:style-name="P50">Дэш указала на тропку, уводящую от путей в молодой берёзово-кленовый лесок.</text:p>
      <text:p text:style-name="P50"><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50"><text:span text:style-name="T6">–</text:span> Из меня бегун тот ещё. <text:s/>Я проплыть могу больше, чем пробежать.</text:p>
      <text:p text:style-name="P50"><text:span text:style-name="T6">–</text:span> Давай попробуем. Летать-то ты всё равно не сможешь.</text:p>
      <text:p text:style-name="P50">И мы побежали. Точнее, Дэш потрусила бойкой рысью, а я старался не отставать от неё, тяжёло шаркая мокасинами.</text:p>
      <text:p text:style-name="P50">Постепенно дышать становилось всё труднее, а ноги были всё тяжелее.</text:p>
      <text:p text:style-name="P50"><text:span text:style-name="T6">–</text:span> Всё, Дэш. Я больше не могу.</text:p>
      <text:p text:style-name="P50"><text:span text:style-name="T6">–</text:span> Ты шутишь? Мы и полмили не пробежали.</text:p>
      <text:p text:style-name="P50"><text:span text:style-name="T6">–</text:span> Понимаешь, бег <text:span text:style-name="T1">—</text:span> не моя сильная сторона. Никогда не умел долго бегать.</text:p>
      <text:p text:style-name="P50"><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50"><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50"><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50"><text:span text:style-name="T6">–</text:span> Мы можем вернуться. А это место ты покажешь мне в другой раз. Выберемся туда в двухдневный <text:soft-page-break/>поход.</text:p>
      <text:p text:style-name="P50"><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50"><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50"><text:span text:style-name="T6">–</text:span> Сможешь меня удержать?</text:p>
      <text:p text:style-name="P50"><text:span text:style-name="T6">–</text:span> Ты про руки, что ли? Смогу. А зачем?</text:p>
      <text:p text:style-name="P50"><text:span text:style-name="T6">–</text:span> Тогда держи меня. За задние ноги.</text:p>
      <text:p text:style-name="P50">И Дэш поднялась в воздух, зависнув на высоте примерно двух метров.</text:p>
      <text:p text:style-name="P50">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0"><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50"><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0"><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50">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0">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0">Мы неслись так минут пять и у меня уже начали деревенеть кисти рук.</text:p>
      <text:p text:style-name="P50"><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0"><text:span text:style-name="T6">&lt;</text:span><text:span text:style-name="T17">Дэш расплачивается за Макса в кафе. Когда тот спрашивает, почему она и Пинки платят за него, </text:span><text:span text:style-name="T17">Дэш, вместо ответа, говорит:</text:span></text:p>
      <text:p text:style-name="P50"><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50"><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0">Вода оказалась прохладной, как на пляже в финской Суоменлинне в августе. И такой же прозрачной.</text:p>
      <text:p text:style-name="P50">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50">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0">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50"><text:span text:style-name="T6">–</text:span> Ф-р-р-р. Тьфу! Бр-р-р.</text:p>
      <text:p text:style-name="P50">Дэш выплюнула меня на берег и сама упала рядом.</text:p>
      <text:p text:style-name="P50"><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50"><text:span text:style-name="T6">–</text:span> С чего ты взяла? Я умею.</text:p>
      <text:p text:style-name="P50"><text:span text:style-name="T6">–</text:span> Ты ушёл под воду! И не выныривал! <text:span text:style-name="T6">–</text:span> <text:span text:style-name="T1">о</text:span>т возмущения пегаска даже забыла дышать.</text:p>
      <text:p text:style-name="P50"><text:span text:style-name="T6">–</text:span> Я не выныривал, потому что решил поплавать под водой. Я, вообще, это дело люблю.</text:p>
      <text:p text:style-name="P50"><text:span text:style-name="T6">–</text:span> Что??! И ты не предупредил меня?!! Знаешь, как я испугалась?!! Ни одна пони без магии столько под водой не продержится!!</text:p>
      <text:p text:style-name="P50"><text:span text:style-name="T6">–</text:span> Ну, знаешь ли, ты же не предупредила, что меня ждёт купание в озере? Поэтому я не успел предупредить тебя.</text:p>
      <text:p text:style-name="P50">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0"><text:span text:style-name="T6">–</text:span> Да. Это я виновата. Я дура. Извини, <text:span text:style-name="T6">–</text:span> тихо пробормотала Дэш. Было видно, с каким трудом даются ей эти слова.</text:p>
      <text:p text:style-name="P50">Мне стало смешно. Я уселся рядом, притянул её шею к себе и взъерошил ей мокрую чёлку.</text:p>
      <text:p text:style-name="P50"><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0"><text:span text:style-name="T6">&lt;</text:span><text:span text:style-name="T17">В Кантерлоте Макс присутствует на церемонии прощания с Кимеринном</text:span><text:span text:style-name="T6">&gt;</text:span></text:p>
      <text:p text:style-name="P50">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0">Что я и сделал.</text:p>
      <text:p text:style-name="P50">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0"><text:span text:style-name="T6">–</text:span> Ух ты! <text:span text:style-name="T6">–</text:span> <text:span text:style-name="T1">о</text:span>т открывшегося вида захватило дух.</text:p>
      <text:p text:style-name="P50">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0"><text:span text:style-name="T6">–</text:span> Как тут…</text:p>
      <text:p text:style-name="P50"><text:span text:style-name="T6">–</text:span> Красиво, правда? <text:span text:style-name="T6">–</text:span> Дэш отследила мой взгляд и кивнула.</text:p>
      <text:p text:style-name="P50"><text:span text:style-name="T6">–</text:span> Красиво <text:span text:style-name="T1">—</text:span> это не то <text:span text:style-name="T1">чувство</text:span>. Тут чудесно! Просто слов нет…</text:p>
      <text:p text:style-name="P50"><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0"><text:span text:style-name="T6">–</text:span> А сейчас? Сейчас у тебя есть такое чувство?</text:p>
      <text:p text:style-name="P50"><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50"><text:soft-page-break/>Я покачал головой.</text:p>
      <text:p text:style-name="P50"><text:span text:style-name="T6">–</text:span> Это исключено, Дэш. Я никак не мог повстречаться с тобой в своём мире.</text:p>
      <text:p text:style-name="P50"><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50">Мне и вправду было холодно. Хотя ясно светило солнце, мокрая одежда и ветер, задувающий под крыло пегаски, не давали согреться.</text:p>
      <text:p text:style-name="P50"><text:span text:style-name="T6">–</text:span> Тебе надо просушить шерсть. Снимай-ка одежду! <text:span text:style-name="T6">–</text:span> <text:span text:style-name="T1">с</text:span>командовала Дэш.</text:p>
      <text:p text:style-name="P50"><text:span text:style-name="T6">–</text:span> У меня нет шерсти. Хотя ты права, одежду нужно просушить.</text:p>
      <text:p text:style-name="P50">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0"><text:span text:style-name="T6">–</text:span> Куда это ты спрятался? <text:span text:style-name="T6">–</text:span> <text:span text:style-name="T1">з</text:span>аросли вербы раздвинулись, пропуская пегаску.</text:p>
      <text:p text:style-name="P50"><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0">Дэш удивлённо наблюдала за этой суматохой.</text:p>
      <text:p text:style-name="P50"><text:span text:style-name="T6">–</text:span> Ты чего? <text:span text:style-name="T6">–</text:span> <text:span text:style-name="T1">в</text:span> конце-концов озадаченно спросила она. <text:span text:style-name="T6">–</text:span> Что-то не так?</text:p>
      <text:p text:style-name="P50"><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50"><text:span text:style-name="T6">–</text:span> А с кем не так? Со мной? С тобой? Или вообще? <text:span text:style-name="T6">–</text:span> <text:span text:style-name="T1">д</text:span>опытывалась пегаска.</text:p>
      <text:p text:style-name="P50"><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50"><text:span text:style-name="T6">–</text:span> Ну и?</text:p>
      <text:p text:style-name="P50"><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0"><text:span text:style-name="T6">–</text:span> А какой смысл в этом правиле? Какую цель оно преследует?</text:p>
      <text:p text:style-name="P50"><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0"><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50"><text:span text:style-name="T6">–</text:span> Вот видишь, ты меня правильно поняла. Описанные тобой табу у нас, кстати, тоже есть.</text:p>
      <text:p text:style-name="P50"><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50">С этими словами она просунула шею мне за спину и дёрнула зубами за узел из рукавов куртки. Узел ослаб.</text:p>
      <text:p text:style-name="P50"><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50">От рывка я сел на песок, выпустив куртку. Дэш закинула её повыше на куст и повернулась ко мне.</text:p>
      <text:p text:style-name="P50"/>
      <text:p text:style-name="P50"><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50"><text:soft-page-break/>Я не ответил.</text:p>
      <text:p text:style-name="P50">Пегаска подошла поближе и села, прижавшись тёплым боком ко мне.</text:p>
      <text:p text:style-name="P50"><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0">Пегаска участливо попыталась просунуть нос мне под руку, пытаясь оторвать моё лицо от колен.</text:p>
      <text:p text:style-name="P50"><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50">Я в ответ облапил её и уткнулся носом ей в шею, заодно вытерев об неё слёзы смеха.</text:p>
      <text:p text:style-name="P50"><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50">Вдоволь отсмеявшись, Дэш ткнула меня носом в грудь и спросила:</text:p>
      <text:p text:style-name="P50"><text:span text:style-name="T6">–</text:span> И?</text:p>
      <text:p text:style-name="P50"><text:span text:style-name="T6">–</text:span> Что “и”?</text:p>
      <text:p text:style-name="P50"><text:span text:style-name="T6">–</text:span> Ты сказал: “ А под конец сорвать штаны и…” <text:span text:style-name="T6">–</text:span> вот я и хочу знать, что “и”?</text:p>
      <text:p text:style-name="P50">Я смутился.</text:p>
      <text:p text:style-name="P50"><text:span text:style-name="T6">–</text:span> Да ничего… Не бери в голову.</text:p>
      <text:p text:style-name="P50"><text:span text:style-name="T6">–</text:span> А я хочу брать! Какой ты всё-таки… <text:span text:style-name="T6">–</text:span> Дэш встала, потянувшись сначала передней половиной, потом задней.</text:p>
      <text:p text:style-name="P50"><text:span text:style-name="T6">–</text:span> Какой?</text:p>
      <text:p text:style-name="P50"><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0"><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50">Я глядел на пегаску и не мог поверить, что она мне предлагает…</text:p>
      <text:p text:style-name="P50"><text:span text:style-name="T6">–</text:span> Дэш, ты..?</text:p>
      <text:p text:style-name="P50"><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50">Я просто смотрел на неё и молчал. В голове было пусто.</text:p>
      <text:p text:style-name="P50">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0">К чёрту всё!</text:p>
      <text:p text:style-name="P50"><text:span text:style-name="T6">–</text:span> Дэш!</text:p>
      <text:p text:style-name="P50"><text:span text:style-name="T6">–</text:span> Да? <text:span text:style-name="T6">–</text:span> как-то тихо и печально отозвалась пегаска, снова наклонившись ко мне.</text:p>
      <text:p text:style-name="P50">Я привстал на локте, притянул её голову к себе и поцеловал.</text:p>
      <text:p text:style-name="P50">Медленно, как в замедленной съёмке, сгибая ноги, Дэш опустилась на меня, издав протяжный вздох и расслабив крылья.</text:p>
      <text:p text:style-name="P50"><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0"><text:soft-page-break/><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0"><text:span text:style-name="T6">–</text:span> Ничего себе!</text:p>
      <text:p text:style-name="P50"><text:span text:style-name="T6">–</text:span> А ты как думал, откуда взялись пони-пегасы и пони-единороги?</text:p>
      <text:p text:style-name="P50"><text:span text:style-name="T6">–</text:span> Я думал, они всегда были.</text:p>
      <text:p text:style-name="P50"><text:span text:style-name="T6">–</text:span> Не всегда. Пегасы произошли от земных пони и грифонов. Пони-единороги <text:span text:style-name="T6">–</text:span> от земных пони и диких единорогов.</text:p>
      <text:p text:style-name="P50"><text:span text:style-name="T6">–</text:span> А что это за дикие единороги?</text:p>
      <text:p text:style-name="P50"><text:span text:style-name="T6">–</text:span> Сейчас они почти не встречаются. У них хвосты как у льва <text:span text:style-name="T1">—</text:span> с кисточкой на конце. И раздвоенные копыта.</text:p>
      <text:p text:style-name="P50"><text:span text:style-name="T6">–</text:span> А аликорны от кого произошли? От пегасов и единорогов?</text:p>
      <text:p text:style-name="P50"><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50"><text:span text:style-name="T6">–</text:span> Что ж, спасибо, что просветила. Однако…</text:p>
      <text:p text:style-name="P50"><text:span text:style-name="T6">–</text:span> Что?</text:p>
      <text:p text:style-name="P50"><text:span text:style-name="T6">–</text:span> Ты лежишь на мне.</text:p>
      <text:p text:style-name="P50"><text:span text:style-name="T6">–</text:span> Ну да, лежу, <text:span text:style-name="T6">–</text:span> Дэш ехидно улыбнулась и заёрзала животом. <text:span text:style-name="T6">–</text:span> А что?</text:p>
      <text:p text:style-name="P50"><text:span text:style-name="T6">–</text:span> А то, что в таком положении я до тебя не достану! У тебя слишком высоко расположена... ммм… анатомия.</text:p>
      <text:p text:style-name="P50"><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50">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0"><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50">Пегаска замерла и прикоснулась своим носом к моему.</text:p>
      <text:p text:style-name="P50"><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50">Я начал почёсывать её шею у основания гривы. Её грива щекотала мне грудь и я перебросил её на другую сторону.</text:p>
      <text:p text:style-name="P50"><text:span text:style-name="T6">–</text:span> Не страшно. Но чертовски необычно.</text:p>
      <text:p text:style-name="P50">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0"><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0"><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50"><text:soft-page-break/><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0"><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50"><text:span text:style-name="T6">–</text:span> Дэш, <text:span text:style-name="T6">–</text:span> рассмеялся я, <text:span text:style-name="T6">–</text:span> отпусти ухо!</text:p>
      <text:p text:style-name="P50"><text:span text:style-name="T6">–</text:span> Отпускаю, <text:span text:style-name="T6">–</text:span> шепнула пегаска мне в ухо. <text:span text:style-name="T6">–</text:span> А ты вытаскивай из меня палец и займись делом.</text:p>
      <text:p text:style-name="P50">С этими словами пегаска встала.</text:p>
      <text:p text:style-name="P51">***</text:p>
      <text:p text:style-name="P50">Последние полчаса мы просто лежали на пляже и нежились под вечерним солнцем, когда Дэш вскочила на ноги.</text:p>
      <text:p text:style-name="P50"><text:span text:style-name="T6">–</text:span> Мы опаздываем! Рэрити назначила на восемь часов вечера у Твайлайт!</text:p>
      <text:p text:style-name="P50"><text:span text:style-name="T6">&lt;</text:span><text:span text:style-name="T17">Р/Д отправляется в сон до Рэрити и там вспоминает Леро/Листа.</text:span><text:span text:style-name="T6">&gt;</text:span></text:p>
      <text:p text:style-name="P50">Пока я одевался, пегаска в нетерпении рыла копытом землю.</text:p>
      <text:p text:style-name="P50"><text:span text:style-name="T6">–</text:span> Оделся? Хватайся! <text:span text:style-name="T6">–</text:span> Дэш подпрыгнула и зависла у меня над головой, давая схватиться за ноги.</text:p>
      <text:p text:style-name="P50">И мы понеслись…</text:p>
      <text:p text:style-name="P50"/>
      <text:p text:style-name="P82"/>
      <text:p text:style-name="P82"/>
      <text:p text:style-name="P82"/>
      <text:p text:style-name="P82"/>
      <text:p text:style-name="P50"><text:span text:style-name="T6">&lt;</text:span><text:span text:style-name="T17">Подходя к замку Принцесс, Дэш рассказывает Максу обо сне, который она утаила - с Леро.</text:span><text:span text:style-name="T6">&gt;</text:span> </text:p>
      <text:p text:style-name="P50"><text:span text:style-name="T6">&lt;</text:span><text:span text:style-name="T17">Кто следующий готов рассказывать?</text:span></text:p>
      <text:p text:style-name="P57">Пинки дёрнулась на месте, но промолчала.</text:p>
      <text:p text:style-name="P50"><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50"><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7">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0"><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text:span><text:span text:style-name="T17">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4"/>
      <text:p text:style-name="P50"><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50"><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50"><text:soft-page-break/></text:p>
      <text:h text:style-name="P116" text:outline-level="2"/>
      <text:p text:style-name="P51">***</text:p>
      <text:p text:style-name="P50"><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50"><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50"><text:span text:style-name="T6">–</text:span> Что такое “рекурсивный сон”?</text:p>
      <text:p text:style-name="P50"><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50"/>
      <text:h text:style-name="P116" text:outline-level="2">Исчезновение Селестии</text:h>
      <text:p text:style-name="P57">Для помощи в открытии коридора в мир Макса, находят в горах Дискорда и упрашивают его помочь.</text:p>
      <text:p text:style-name="P50"><text:span text:style-name="T6">–</text:span> И в твоём мире нет пони-пегасов и пони-единорогов? Есть только земнопони? <text:span text:style-name="T6">–</text:span> допытывалась РД.</text:p>
      <text:p text:style-name="P50"><text:span text:style-name="T6">–</text:span> По большому счёту, земнопони тоже нет. Наши пони и лошади неразумны. И в них нет ни капли магии…</text:p>
      <text:p text:style-name="P50">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0"><text:span text:style-name="T6">–</text:span> Ну хорошо, а кто вами правит? Аликорн? Драконикус? Какой-нибудь человек с рогом во лбу? Или у вас нет правителя?</text:p>
      <text:p text:style-name="P50"><text:span text:style-name="T6">–</text:span> Нет, почему? Правитель есть. Только он не постоянный. Его избирают. Раз в несколько лет.</text:p>
      <text:p text:style-name="P50"><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5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0">Сосредоточиться мешал шум. Сначала это была тихая дробь на грани слышимости, но постепенно она переросла в звонкое цоканье.</text:p>
      <text:p text:style-name="P50"><text:span text:style-name="T6">–</text:span> Хм. Узнаю походку Твайлайт. Что-то случилось. <text:span text:style-name="T6">–</text:span> заметила <text:span text:style-name="T1">пегаска</text:span>.</text:p>
      <text:p text:style-name="P50">И впрямь, на запыхавшейся единорожке лица не было.</text:p>
      <text:p text:style-name="P50"><text:span text:style-name="T6">–</text:span> Она исчезла!!! <text:span text:style-name="T6">–</text:span> Твайлайт не могла отдышаться.</text:p>
      <text:p text:style-name="P50"><text:span text:style-name="T6">–</text:span> Кто <text:span text:style-name="T1">—</text:span> она??? <text:span text:style-name="T6">–</text:span> <text:span text:style-name="T1">х</text:span>ором воскликнули мы и переглянулись.</text:p>
      <text:p text:style-name="P50"><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50"><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50"><text:span text:style-name="T6">–</text:span> Никаких поездов. Луна прислала за нами воздушную колесницу. Созывай подруг. Собираемся у меня в 18.00.</text:p>
      <text:p text:style-name="P50">Колесница приземлилась прямо на открытую площадку замка. Не мешкая ни секунды, стража проводила пассажиров в покои принцессы Луны.</text:p>
      <text:p text:style-name="P50"><text:span text:style-name="T6">–</text:span> Рада видеть вас, мои дорогие, <text:span text:style-name="T6">–</text:span> поприветствовала Луна кобылок. Я удостоился едва заметного <text:soft-page-break/>кивка. <text:span text:style-name="T6">–</text:span> А где элементы Щедрости и Веселья?</text:p>
      <text:p text:style-name="P50"><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50"><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0">Я покачал головой.</text:p>
      <text:p text:style-name="P50"><text:span text:style-name="T6">–</text:span> Не могу ничем помочь. Я знаю не больше твоего.</text:p>
      <text:p text:style-name="P50">Луна как будто ожидала такой ответ.</text:p>
      <text:p text:style-name="P50"><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50"><text:span text:style-name="T6">–</text:span> Приложу все усилия, Ваше Высочество. Но мне понадобится провести некоторое время в библиотеке Кантерлота.</text:p>
      <text:p text:style-name="P50"><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0"/>
      <text:h text:style-name="P116" text:outline-level="2">Поиск решения</text:h>
      <text:p text:style-name="P82"/>
      <text:p text:style-name="P50"><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0"><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0"><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0">В этот момент в воздухе прозвучал хлопок, и у меня перед носом возник небольшой свиток, исписанный каллиграфическим почерком.</text:p>
      <text:p text:style-name="P50">Свиток плавно опустился мне в руки.</text:p>
      <text:p text:style-name="P50">“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0">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1">***</text:p>
      <text:p text:style-name="P50"><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0"><text:span text:style-name="T1">–</text:span> У нас нет волшебников, <text:span text:style-name="T1">–</text:span> возразил я.</text:p>
      <text:p text:style-name="P50"><text:soft-page-break/><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0">Спорить со старым змеем было сложно, поэтому я переключил внимание на Твайлайт.</text:p>
      <text:p text:style-name="P50"><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0"><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0"><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0"><text:span text:style-name="T1">–</text:span> А как мы узнаем, когда будет нужное время? План ненадёжен. <text:span text:style-name="T1">–</text:span> <text:span text:style-name="T1">з</text:span>асомневалась Луна.</text:p>
      <text:p text:style-name="P50"><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4">&lt;<text:span text:style-name="T18">Луна приносит в жертву свою кровь, чтобы путешествие к замку прошло без потерь. Жертва не принимается — Дэш погибает</text:span>&gt;</text:p>
      <text:p text:style-name="P50"><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4"/>
      <text:p text:style-name="P50"><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pan text:style-name="T17">почти произошло в сеансе двойного сна). Терра очень зла на Эквестрию за то, что та вмешалась в </text:span><text:span text:style-name="T17">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0"><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text:span><text:span text:style-name="T17">в срок.</text:span><text:span text:style-name="T6">&gt;</text:span></text:p>
      <text:p text:style-name="P50"/>
      <text:h text:style-name="P116" text:outline-level="2">Поход к замку Принцес-2</text:h>
      <text:p text:style-name="P50"/>
      <text:p text:style-name="P50">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0">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0"><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50"><text:span text:style-name="T1">–</text:span> Это значит, что мы совсем близко от замка. От того остова замок должен быть виден, <text:span text:style-name="T1">–</text:span> прошептала Луна.</text:p>
      <text:p text:style-name="P50">На металлическом боку остова были отчётливо видны четыре вмятины <text:span text:style-name="T6">—</text:span> место торможения Кимеринна.</text:p>
      <text:p text:style-name="P50">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0">Я внимательно осмотрел покорёженный остов. </text:p>
      <text:p text:style-name="P50">”...eing” <text:span text:style-name="T6">—</text:span> виднелось под листвой плюща.</text:p>
      <text:p text:style-name="P50">“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50">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0">Кобылки о чём-то спорили, в то время как стражники пытались нащупать брод.</text:p>
      <text:p text:style-name="P50"><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0"><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0"><text:span text:style-name="T1">–</text:span> Кимеринн погиб от тентаклиан, <text:span text:style-name="T1">–</text:span> тихо заметила Луна. <text:span text:style-name="T1">–</text:span> Ждите меня здесь.</text:p>
      <text:p text:style-name="P50">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0">Тяжело дыша, Луна вернулась.</text:p>
      <text:p text:style-name="P54"/>
      <text:p text:style-name="P50"><text:span text:style-name="T6">&lt;</text:span><text:span text:style-name="T17">высоко летать нельзя из-за молний</text:span><text:span text:style-name="T6">&gt;</text:span></text:p>
      <text:p text:style-name="P54"/>
      <text:p text:style-name="P50"><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0">Её голос заглушил протяжный стон металла.</text:p>
      <text:p text:style-name="P50">Остов самолёта выпрямился и, чуть приподнявшись над землёй, сразу же опустился.</text:p>
      <text:p text:style-name="P50"><text:span text:style-name="T1">–</text:span> Дискорд!!! - одновременно воскликнули Луна, Дэш, ЭйДжей, Флаттершай и я.</text:p>
      <text:p text:style-name="P50">И действительно, за штурвалом <text:s/>сидел драконикус и что-то шептал себе под нос. Остов снова приподнялся и опять опустился.</text:p>
      <text:p text:style-name="P50"><text:span text:style-name="T1">–</text:span> У меня бы ни в жизни это бы не получилось, не помогай мне он. <text:span text:style-name="T1">–</text:span> заявил Дискорд.</text:p>
      <text:p text:style-name="P50"><text:span text:style-name="T1">–</text:span> Кто <text:span text:style-name="T6">—</text:span> “он”, <text:span text:style-name="T1">–</text:span> спросила Луна.</text:p>
      <text:p text:style-name="P50"><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0">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0">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0"><text:soft-page-break/><text:span text:style-name="T1">–</text:span> Поворачиваем! Поворачиваем! <text:span text:style-name="T1">–</text:span> прохрипел Дискорд.</text:p>
      <text:p text:style-name="P50"><text:span text:style-name="T1">–</text:span> Как? <text:span text:style-name="T1">–</text:span> Твайлайт зажмурилась от напряжения.</text:p>
      <text:p text:style-name="P50"><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50">Кабина медленно накренилась. Деревья поплыли вправо. </text:p>
      <text:p text:style-name="P50"><text:span text:style-name="T1">–</text:span> Выравниваем!!!</text:p>
      <text:p text:style-name="P50">Кабина выровнялась. Сначала деревья, а потом водная гладь медленно проплывали внизу.</text:p>
      <text:p text:style-name="P50"><text:span text:style-name="T1">–</text:span> Вот так и держим. Эта железяка очень нам благодарна.</text:p>
      <text:p text:style-name="P50"><text:span text:style-name="T1">–</text:span> Скорее! Я долго не выдержу! Она слишком тяжёлая. <text:span text:style-name="T1">–</text:span> Твайлайт дрожала от напряжения.</text:p>
      <text:p text:style-name="P50">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0"><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0"><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0"><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0">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0">Поняв тщётность усилий, пегаска вернулась в самолёт. В закрытую ею дверь через секунду громыхнул тентаклиан.</text:p>
      <text:p text:style-name="P50"><text:span text:style-name="T1">–</text:span> Не сдаёмся! Этой мерзкой дряни не победить нас! <text:span text:style-name="T1">–</text:span> хрипел Дискорд.</text:p>
      <text:p text:style-name="P50">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0"><text:span text:style-name="T1">–</text:span> Я больше не могу, <text:span text:style-name="T1">–</text:span> простонала Твайлайт и лишилась чувств.</text:p>
      <text:p text:style-name="P50">“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0">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0"><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0">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50"><text:soft-page-break/>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50">Мне показался знакомым открывшийся корридор слева.</text:p>
      <text:p text:style-name="P50"><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0">Топот копыт основной группы затихал за поворотом основного корридора. РД коротко кивнула и, пропустив меня в проём, потрусила за мной.</text:p>
      <text:p text:style-name="P50">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0"><text:span text:style-name="T1">Дэш</text:span> вытянула шею и навострила уши, прислушивась к затихающему топоту. Потом высоко подпрыгнула и зависла в воздухе.</text:p>
      <text:p text:style-name="P50"><text:span text:style-name="T1">–</text:span> Хватайся за ноги. <text:span text:style-name="T1">–</text:span> <text:span text:style-name="T1">с</text:span>командовала она.</text:p>
      <text:p text:style-name="P50">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0"><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0">После двух кувырков по камням гудела голова и саднило ушибленное плечо. </text:p>
      <text:p text:style-name="P50"><text:span text:style-name="T1">–</text:span> Дэш? Ты где? Дэш?</text:p>
      <text:p text:style-name="P50">До меня донеслось тяжёлое дыхание и звуки борьбы из бокового прохода метрах в пяти позади меня.</text:p>
      <text:p text:style-name="P50">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0"><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0">Наконец она процедила сквозь зубы:</text:p>
      <text:p text:style-name="P50"><text:span text:style-name="T1">–</text:span> Всё. Уходи! <text:span text:style-name="T1">–</text:span> и с силой толкнула меня в грудь копытом, одновременно вырываясь из объятий.</text:p>
      <text:p text:style-name="P50"><text:span text:style-name="T1">–</text:span> Дэш! <text:span text:style-name="T1">–</text:span> <text:span text:style-name="T1">с</text:span> пола я увидел, как в петле тентаклиана с хрустом ломается её крыло.</text:p>
      <text:p text:style-name="P50">Дэш застонала и у неё подкосились передние ноги.</text:p>
      <text:p text:style-name="P50"><text:span text:style-name="T1">–</text:span> Уйди! Не смотри на меня! <text:span text:style-name="T1">–</text:span> зло крикнула она мне.</text:p>
      <text:p text:style-name="P50">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0">Очередной рывок сбил меня с ног.</text:p>
      <text:p text:style-name="P50">Я очнулся от спёртого дыхания.</text:p>
      <text:p text:style-name="P50">Дискорд, ругаясь сквозь зубы, волок меня под мышкой по коридору, по которому пять минут назад мы с Дэш догоняли группу.</text:p>
      <text:p text:style-name="P50"><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0">Я тупо смотрел на проносящиеся подо мной плиты. Мыслей не было никаких. Только воспоминания.</text:p>
      <text:p text:style-name="P50"><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0">Я закрыл глаза и беззвучно закричал. Как сквозь сон мне слышались голоса.</text:p>
      <text:p text:style-name="P50"><text:span text:style-name="T1">–</text:span> Все приготовились? Луна, ты готова?</text:p>
      <text:p text:style-name="P50"><text:span text:style-name="T1">–</text:span> Да.</text:p>
      <text:p text:style-name="P50"><text:span text:style-name="T1">–</text:span> Твайлайт?</text:p>
      <text:p text:style-name="P50"><text:span text:style-name="T1">–</text:span> Да!</text:p>
      <text:p text:style-name="P50"><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0"><text:span text:style-name="T1">–</text:span> Дэш? Что с ней?</text:p>
      <text:p text:style-name="P50"><text:span text:style-name="T1">–</text:span> Нет времени объяснять. Тентаклианы просыпаются. Начинаем!</text:p>
      <text:p text:style-name="P50"><text:span text:style-name="T1">–</text:span> Начинаем!</text:p>
      <text:p text:style-name="P50"><text:span text:style-name="T1">–</text:span> Начинаем!</text:p>
      <text:p text:style-name="P50">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0">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0">Поток заканчивался окном неправильной формы. Через окно по мере приближения стали видны огни большого города.</text:p>
      <text:p text:style-name="P50">Эпплджек нырнула в проём первая. Флаттершай, прижав к себе ноги и прикрывшись крыльями, влетела вторая.</text:p>
      <text:p text:style-name="P50">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0">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0">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0">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0">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50">Там были лишь темнота и радуга, тающая в последних отблесках исчезающего коридора.</text:p>
      <text:p text:style-name="P51">***</text:p>
      <text:p text:style-name="P50">Невесомость, удар, чувство веса.</text:p>
      <text:p text:style-name="P50"><text:soft-page-break/>Я открыл глаза.</text:p>
      <text:p text:style-name="P50">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0">Мне ЭТО всё приснилось? Но таких ярких и длинных снов не бывает. А ЛСД я перестал баловаться два года назад. Да и не похоже это на трип.</text:p>
      <text:p text:style-name="P50">Я поднял руку и обнаружил в ладони брошь в виде радужной молнии.</text:p>
      <text:p text:style-name="P50">Слабый звук заставил меня обернуться.</text:p>
      <text:p text:style-name="P50">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0"><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0"/>
      <text:p text:style-name="P50"><text:span text:style-name="T6">&lt;</text:span><text:span text:style-name="T17">Поиски Селестии — сюжет:</text:span></text:p>
      <text:p text:style-name="P57">Базовое положение: Селестия физически находится на компе Влада в соседнем с максовым доме, в качестве этической подпрограммы к Нексусу.</text:p>
      <text:p text:style-name="P57">Кратко:</text:p>
      <text:p text:style-name="P5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7">Эпизод 1:</text:p>
      <text:p text:style-name="P5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7">…</text:p>
      <text:p text:style-name="P57">Итого:</text:p>
      <text:p text:style-name="P5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7">Эпизод 3.5 (необязательный): День из жизни Дискорда (впечатления от нового мира, интерес путешествия, нежелание возвращаться).</text:p>
      <text:p text:style-name="P57">Эпизод 4: Эй-Джей рассказывает Максу о Флаттершай, о её тревожном состоянии - сильнейшей <text:soft-page-break/>депрессии. Флатти отказывается есть и разговаривать.</text:p>
      <text:p text:style-name="P50"><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50"/>
      <text:h text:style-name="P116" text:outline-level="2">Терра. Прибытие</text:h>
      <text:p text:style-name="P50"/>
      <text:p text:style-name="P5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50">Я присел в коридоре, закрыв глаза.</text:p>
      <text:p text:style-name="P5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1">***</text:p>
      <text:p text:style-name="P5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0">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0">– Постой, – я оторвался от печальных мыслей, – в чём удача-то, что ты оказался с нами?</text:p>
      <text:p text:style-name="P5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text:soft-page-break/>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0">Дискорд отпил воды и попытался поставить стакан в воздух. Стакан немедленно упал и разбился.</text:p>
      <text:p text:style-name="P5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0">Стакан медленно собрался воедино и прыгнул обратно в руку Дискорду. – Хорошо, хоть внутренняя сила осталась. – пробурчал он.</text:p>
      <text:p text:style-name="P5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0">– А они? – Дискорд кивнул на девушек, сжавшихся в уголке дивана.</text:p>
      <text:p text:style-name="P50">Я пожал плечами. </text:p>
      <text:p text:style-name="P50">– Поживём — увидим. Я никому навязывать обязанности не собираюсь.</text:p>
      <text:p text:style-name="P50"/>
      <text:h text:style-name="P116" text:outline-level="2">Поиски</text:h>
      <text:p text:style-name="P50"/>
      <text:p text:style-name="P5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0">А сейчас разберёмся, что там с Нексусом?</text:p>
      <text:p text:style-name="P50">Административная консоль приветственно мигнула зелёным шрифтом.</text:p>
      <text:p text:style-name="P50"><text:span text:style-name="T6">&gt;</text:span>\Привет, Нексус. Это Макс.</text:p>
      <text:p text:style-name="P50"><text:span text:style-name="T6">&lt;\</text:span>Привет, Макс. Рад тебя видеть.</text:p>
      <text:p text:style-name="P55">Хм. Блок эмоций? Или просто модификация стандартного приветствия?</text:p>
      <text:p text:style-name="P50"><text:span text:style-name="T6">&gt;\</text:span>Нексус, отключи память событий за последнюю неделю.</text:p>
      <text:p text:style-name="P50"><text:span text:style-name="T6">&lt;\</text:span>Выполнено, Макс.</text:p>
      <text:p text:style-name="P50"><text:span text:style-name="T6">&gt;</text:span>\Задача по корпоративной логике. Выдай наиболее оптимальное решение.</text:p>
      <text:p text:style-name="P50"><text:span text:style-name="T6">&lt;\</text:span>Жду с нетерпением, Макс.</text:p>
      <text:p text:style-name="P50"><text:span text:style-name="T6">&gt;\</text:span>Постановка задачи.</text:p>
      <text:p text:style-name="P50"><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0"><text:span text:style-name="T6">&gt;\</text:span>Ограничения.</text:p>
      <text:p text:style-name="P50"><text:soft-page-break/><text:span text:style-name="T6">&gt;\</text:span>Ты не можешь подать в суд на компанию Б и ждать результатов, так как за время разбирательства компания А обанкротится.</text:p>
      <text:p text:style-name="P50"><text:span text:style-name="T6">&gt;\</text:span>Задание.</text:p>
      <text:p text:style-name="P50"><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50"><text:span text:style-name="T6">&lt;\</text:span>Задача принята...</text:p>
      <text:p text:style-name="P50"><text:span text:style-name="T6">&lt;\</text:span>...</text:p>
      <text:p text:style-name="P50"><text:span text:style-name="T6">&lt;\</text:span>...</text:p>
      <text:p text:style-name="P50"><text:span text:style-name="T6">&lt;\</text:span>Решение:</text:p>
      <text:p text:style-name="P50"><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0">О-па, уже час дня! Большинство коллег уже разошлись на обед по кафе и пищеблокам. Теперь мне никто не помешает. Надеюсь.</text:p>
      <text:p text:style-name="P5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0">– Ну как, что там с Нексусом? <text:span text:style-name="T1">–</text:span> оторвался Алекс от своих бутербродов.</text:p>
      <text:p text:style-name="P5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0"><text:span text:style-name="T1">–</text:span> Да, с утра они устраивали регрессное тестирование бизнес-блока. Стасу что-то там не понравилось в ответах.</text:p>
      <text:p text:style-name="P5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0">Алекс, наконец, разобрался с пакетами, закрыл шкафчик и пошёл к выходу. Я, ч</text:p>
      <text:p text:style-name="P50">уть поотстав, прошёл за ним до холла.</text:p>
      <text:p text:style-name="P5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0">Я присел на диванчик рядом с плащём, сделал вид, что читаю смски, и тихо произнёс в воздух перед собой:</text:p>
      <text:p text:style-name="P50">—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50">Дискорд хрустнул газетой, подтверждая, что информация услышана. Я спрятал телефон, встал и направился к <text:s/>стойке охраны…</text:p>
      <text:p text:style-name="P50">… Через пару минут мы встретились в коридоре у стенда с достижениями корпорации.</text:p>
      <text:p text:style-name="P50">– Ты точно уверен, что Селестия где-то здесь?</text:p>
      <text:p text:style-name="P50">–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0">– Если уж на то пошло, никто не обещал, что она будет человеком. Она может оказаться, скажем, какой-нибудь собачкой. Хм... Женского пола.</text:p>
      <text:p text:style-name="P50">– Дискорд!</text:p>
      <text:p text:style-name="P50">– Ась? – Дискорд с отсутствующим выражением лица изучал вехи становления компании, от начала века и до наших дней.</text:p>
      <text:p text:style-name="P5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0">– Пора. Перерыв закончился, все, в основном, уже сидят на своих местах.</text:p>
      <text:p text:style-name="P50">– Что ж, веди меня, мой фюрер! – Дискорд при этом выпрямился, нахмурился и комично кинул зигу.</text:p>
      <text:p text:style-name="P5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0">– Неа, не тут.</text:p>
      <text:p text:style-name="P50">Мы спустились на этаж ниже. Там повторилась та же история. И на следующем так же.</text:p>
      <text:p text:style-name="P50">В конце-концов, на пятом этаже Дискорд с шумом втянул в себя воздух, поднял вверх палец и заявил, повернувшись ко мне:</text:p>
      <text:p text:style-name="P50">– О!</text:p>
      <text:p text:style-name="P50">– Ты что-то чувствуешь?</text:p>
      <text:p text:style-name="P50">– Не что-то, а именно её! Ай! – Дискорд высвободил руку из закрывшихся створок дверей. – Селестию, то бишь! Сейчас мы её в два счёта разыщем!</text:p>
      <text:p text:style-name="P50">–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5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0">Мы уже заканчивали осмотр этажа, когда Дискорд внезапно остановился перед стеклянными дверями.</text:p>
      <text:p text:style-name="P50"><text:soft-page-break/>– А что находится за этой дверью? Почему ты не открываешь её?</text:p>
      <text:p text:style-name="P50">– Там серверная. Моя карточка эту дверь не откроет, туда есть доступ только у нашей сисадминши. Но там и искать нечего, видишь — пусто, людей нет.</text:p>
      <text:p text:style-name="P50">Дискорд уставился в тёмный проём, в глубине которого мигали огоньки маршрутизаторов.</text:p>
      <text:p text:style-name="P50">Щека у него дёрнулась. Я проследил за его взглядом и обнаружил в углу серверную стойку, сбоку которой на крючке висела дамская сумочка.</text:p>
      <text:p text:style-name="P50">– Ты что-то чувствуешь?</text:p>
      <text:p text:style-name="P50">– Нет! – Дискорд отвёл взгляд и пошёл дальше.</text:p>
      <text:p text:style-name="P50">Остаток этажа не принёс в поиски ничего нового.</text:p>
      <text:p text:style-name="P51">***</text:p>
      <text:p text:style-name="P50">Наша компания поглощала ужин, приготовленный девушками, когда Дискорд хлопнул себя по лбу и крикнул:</text:p>
      <text:p text:style-name="P50">– Знаю!</text:p>
      <text:p text:style-name="P50">Эпплджек прекратила рассказывать о своих впечатлениях от интернета и все повернулись к Дискорду.</text:p>
      <text:p text:style-name="P50">Он продолжил.</text:p>
      <text:p text:style-name="P5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0">– Да ну? – усомнилась Эпплджек. – С каких это пор?</text:p>
      <text:p text:style-name="P5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0">– Ой! – Флаттершай прикрыла рот рукой и с ужасом посмотрела на Эпплджек.</text:p>
      <text:p text:style-name="P5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0">Я понял, что Дискорд уже всё решил. Что ж, возможно, так будет лучше.</text:p>
      <text:p text:style-name="P50">– Ты собираешься уехать?</text:p>
      <text:p text:style-name="P50">–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50">– А как…</text:p>
      <text:p text:style-name="P50">– Не изволь беспокоиться, я и не в таких мирах бывал, – перебил меня Дискорд. –</text:p>
      <text:p text:style-name="P54"/>
      <text:p text:style-name="P50"><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4"><text:soft-page-break/></text:p>
      <text:p text:style-name="P50"><text:s/>Пхе! Денег мне не надо — сам раздобуду. Главное — не уходите далеко от коридора. Ко времени перехода я вернусь. Или раньше.</text:p>
      <text:p text:style-name="P50"/>
      <text:h text:style-name="P116" text:outline-level="2">Безнадёжность</text:h>
      <text:p text:style-name="P54">&lt;<text:span text:style-name="T18">На Макса чуть не наезжает машина из пустой подворотни со спущенными колёсами, </text:span><text:span text:style-name="T18">развороченным салоном и без руля</text:span>&gt;<text:span text:style-name="T1"> <text:s text:c="70"/></text:span>&gt;</text:p>
      <text:p text:style-name="P5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5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50">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1">***</text:p>
      <text:p text:style-name="P5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0"><text:span text:style-name="T6">&lt;</text:span><text:span text:style-name="T17">подать фонарь под другим сосусом</text:span><text:span text:style-name="T6">&gt;</text:span> </text:p>
      <text:p text:style-name="P5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50">– Да, у меня тоже было такое чувство, что он хочет от нас избавиться. Но он же объяснил, почему. Или ты думаешь, что?..</text:p>
      <text:p text:style-name="P50">–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0"><text:soft-page-break/>– Надо же! У меня были такие же мысли ещё в самом начале. Ты тоже считаешь, что он хочет вернуть себе статус правителя Эквестрии?</text:p>
      <text:p text:style-name="P50">Что считала Жанна, я услышать не успел. Внезапно её лицо исказила гримаса ужаса, она прижала ладони к лицу и крикнула:</text:p>
      <text:p text:style-name="P50">– Берегись!!!</text:p>
      <text:p text:style-name="P5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0">В голове звенело.</text:p>
      <text:p text:style-name="P5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0">– Он х-хотел тебя ут-топить. – Жанна схватила отломанную руку снеговика и закинула её в полынью.</text:p>
      <text:p text:style-name="P50">Я покачал головой. </text:p>
      <text:p text:style-name="P5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50">Так вот, что я тебе скажу — это всё не так! Это не совпадения! Не бывает таких совпадений. Тебя кто-то или что-то хочет убить.</text:p>
      <text:p text:style-name="P50">– Жанна, но снеговик… Это смешно! Убить снеговиком — это самый нелепый способ убийства, о котором можно себе представить!</text:p>
      <text:p text:style-name="P50">И тут до меня дошло.</text:p>
      <text:p text:style-name="P50">Самый нелепый! Самый глупый и невообразимый! Всё сходится! Точно!</text:p>
      <text:p text:style-name="P5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0">Я осмотрел прибрежные кусты. В тусклом свете фонаря их силуэты казались изготовившимися к броску химерами.</text:p>
      <text:p text:style-name="P50">– Пойдём отсюда, Жанна. Тут опасно находиться.</text:p>
      <text:p text:style-name="P50"><text:soft-page-break/>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0">Когда я бросил последний взгляд на озеро, мне показалось, что из-подо льда нас провожали злые глазки снеговика.</text:p>
      <text:p text:style-name="P50"/>
      <text:h text:style-name="P116" text:outline-level="2">След?</text:h>
      <text:p text:style-name="P82"/>
      <text:p text:style-name="P50"><text:span text:style-name="T6">&lt;</text:span><text:span text:style-name="T17">сначала эпизод - проверка сумки в серверной</text:span><text:span text:style-name="T6">&gt;</text:span></text:p>
      <text:p text:style-name="P50"><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5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0">– Анджела, можно тебя на секундочку?</text:p>
      <text:p text:style-name="P50">– Да? – Она захлопнула книгу <text:span text:style-name="T6">&lt;</text:span><text:span text:style-name="T17">“Последний Единорог” Питера Бигла</text:span><text:span text:style-name="T6">&gt;</text:span> и повернулась ко мне.</text:p>
      <text:p text:style-name="P50">– Я тут проходил мимо серверной и заметил, что там висит сумка. Кто-то забыл, наверное. Надо бы разослать на офис извещение о находке.</text:p>
      <text:p text:style-name="P5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0">–Так это твоя?</text:p>
      <text:p text:style-name="P50">– Если чёрная кожаная, с заклёпками — то моя. Хотя в серверной чужой быть и не должно.</text:p>
      <text:p text:style-name="P50">– Чёрная. С заклёпками. – Я всматривался в Анджелу, но рассмотреть в чёрненькой фигуристой девушке Селестию у меня плохо получалось.</text:p>
      <text:p text:style-name="P50">– Что ты на меня так смотришь? У меня там вымазано? – Анджела попыталась, изогнувшись, заглянуть себе за плечо.</text:p>
      <text:p text:style-name="P50">– Да нет, всё в порядке, не волнуйся. А тебе, часом, никогда не снилось, что у тебя есть копыта, рог и крылья?</text:p>
      <text:p text:style-name="P5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4"/>
      <text:p text:style-name="P50"><text:span text:style-name="T6">&lt;</text:span><text:span text:style-name="T17">расширить. Перед кафешкой - диалог с Флатти и ЭйДжей. Все думают, что наконец-то нашли </text:span><text:span text:style-name="T17">Селестию. Все ликуют</text:span><text:span text:style-name="T6">&gt;</text:span></text:p>
      <text:p text:style-name="P54"/>
      <text:p text:style-name="P5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0">В суши-баре, куда я пригласил её после работы, она без запинки переключалась с новостей из мира <text:soft-page-break/>unix-систем на новинки рок-музыки и компьютерных игр. Но попытку заговорить на интересующую меня тему пресекла моментально.</text:p>
      <text:p text:style-name="P5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0">На том и остановились.</text:p>
      <text:p text:style-name="P50"/>
      <text:p text:style-name="P50"><text:span text:style-name="T6">&lt;</text:span><text:span text:style-name="T17">Расширить сцену в кафе. Ожидание, подьём и… падение ожиданий</text:span><text:span text:style-name="T6">&gt;</text:span></text:p>
      <text:p text:style-name="P50"/>
      <text:p text:style-name="P51">***</text:p>
      <text:p text:style-name="P50">На кухне за столиком сидели две девушки и сочиняли письмо.</text:p>
      <text:p text:style-name="P5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0">– Вот теперь другое дело! – Эпплджек выставила листок на свет, любуясь написанным.</text:p>
      <text:p text:style-name="P50">– А ты уверена, что так можно? – робко встряла Флаттершай. – “Дёшевый охламон” не похоже на вежливое приветствие.</text:p>
      <text:p text:style-name="P50">– Ещё как похоже! Я с Биг Маком так всегда здороваюсь, когда он, перебрав маленько сидра, заявляется под утро со следами помады на шее.</text:p>
      <text:p text:style-name="P50">– А-а-а. Ну ладно. А разве “мы б тебя век не видели, если б не принцесса”...</text:p>
      <text:p text:style-name="P5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0">Эпплджек выхватила листок и начала править текст.</text:p>
      <text:p text:style-name="P50">– Так… Так… И вот так! Теперь порядок! – Эпплджек вернула листок Флаттершай.</text:p>
      <text:p text:style-name="P5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0"><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0">–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50">– Угу. Лес в последнее время совсем чужой стал. Даже Энджел опасался в него выходить. Не говоря уже о Гарри.</text:p>
      <text:p text:style-name="P50">– Что-то мне это напоминает.</text:p>
      <text:p text:style-name="P50">– Что?</text:p>
      <text:p text:style-name="P5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0">– Агась, вырвался бы он, если бы не я. Дай-ка сюда письмо...</text:p>
      <text:p text:style-name="P50">– “...хорошо, что рядом была Эпплджек и спасла его...”. – Так годится?</text:p>
      <text:p text:style-name="P50">– Пожалуй, да.</text:p>
      <text:p text:style-name="P5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0">Флаттершай обернулась вслед Эпплджек и тайком дописала: ”Приезжай скорее, дорогой друг, мне так тоскливо без тебя. Твоя Флатти”.</text:p>
      <text:p text:style-name="P50">– Да-да, я мигом! – <text:span text:style-name="T1">д</text:span>евушка схватила листок бумаги и помчалась к ноутбуку.</text:p>
      <text:p text:style-name="P50"/>
      <text:h text:style-name="P116" text:outline-level="2">Озарение</text:h>
      <text:p text:style-name="P50"/>
      <text:p text:style-name="P50"><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17">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9"/>
      <text:p text:style-name="P7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text:soft-page-break/>кого не было.</text:p>
      <text:p text:style-name="P69"/>
      <text:p text:style-name="P66">Разговор не клеился.</text:p>
      <text:p text:style-name="P6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9"><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9"><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9"><text:span text:style-name="T6">– </text:span>Ну хорошо. Убедила. В конце-концов, можем поступить так. Вы с Флатти вернётесь обратно а я продолжу поиски здесь.</text:p>
      <text:p text:style-name="P69"><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9"><text:span text:style-name="T6">– </text:span>Вы можете связываться со мной раз в месяц по коридору.</text:p>
      <text:p text:style-name="P69"><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9"><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9">Эпплджек недоверчиво хмыкнула.</text:p>
      <text:p text:style-name="P69"><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9"><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9"><text:span text:style-name="T6">– </text:span>Конечно оставаться. Кто ещё, кроме нас, может найти её?</text:p>
      <text:p text:style-name="P69"><text:span text:style-name="T6">– </text:span>Я думал, ты не сможешь оставить Энджела и всех остальных надолго.</text:p>
      <text:p text:style-name="P69"><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4"><text:span text:style-name="T6">– </text:span>Извини, Флаттершай, забылся.</text:p>
      <text:p text:style-name="P74"><text:span text:style-name="T6">– </text:span>Та ладно, я ж не против, – возразила Эпплджек. – Не парься, Флатти. Было б хуже, если б он <text:s/>назвал меня Эпплджек на людях.</text:p>
      <text:p text:style-name="P74"><text:span text:style-name="T6">– </text:span>Ты так... – запнулась Флаттершай. – Так быстро забыла свою ферму. И...</text:p>
      <text:p text:style-name="P74"><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4"><text:soft-page-break/><text:span text:style-name="T6">– </text:span>Как ты можешь так говорить? – расплакалась Флаттершай.</text:p>
      <text:p text:style-name="P74"><text:span text:style-name="T6">– </text:span>Эй, девушки, не ссорьтесь! Мы — одна команда! И надеюсь, останемся ею и в дальнейшем. </text:p>
      <text:list xml:id="list3272658038097674522" text:style-name="L5">
        <text:list-header>
          <text:p text:style-name="P12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4"><text:span text:style-name="T6">– </text:span>А если нет? – Эпплджек смотрела мне мне прямо в глаза.</text:p>
      <text:list xml:id="list22600593" text:continue-numbering="true" text:style-name="L5">
        <text:list-header>
          <text:p text:style-name="P127">Я молча пожал плечами. Эпплджек уверенно продолжила.</text:p>
        </text:list-header>
      </text:list>
      <text:p text:style-name="P74"><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4"><text:span text:style-name="T6">– </text:span>Спасибо, ЭйДжей.</text:p>
      <text:p text:style-name="P74"><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2595126" text:continue-numbering="true" text:style-name="L5">
        <text:list-header>
          <text:p text:style-name="P127">Флаттершай пробормотала нечто, показавшееся мне знакомым.</text:p>
        </text:list-header>
      </text:list>
      <text:p text:style-name="P74"><text:span text:style-name="T6">– </text:span>Флатти, ты что-то сказала? Я не расслышал.</text:p>
      <text:p text:style-name="P74"><text:span text:style-name="T6">– </text:span>Намерение Изменяет Реальность.</text:p>
      <text:p text:style-name="P74"><text:span text:style-name="T6">– </text:span>Эээ. А где ты слышала эту фразу, если не секрет?</text:p>
      <text:p text:style-name="P74"><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2593171" text:continue-numbering="true" text:style-name="L5">
        <text:list-header>
          <text:p text:style-name="P127">У меня как будто вспыхнула лампочка в мозгу. Кирпичики быстро выстраивались в целостную картину. Я ринулся в прихожую.</text:p>
        </text:list-header>
      </text:list>
      <text:p text:style-name="P74"><text:span text:style-name="T6">– </text:span>Флатти, ЭйДжей, буду через час. Ждите!</text:p>
      <text:p text:style-name="P69"/>
      <text:h text:style-name="P117" text:outline-level="2">Почти.</text:h>
      <text:p text:style-name="P83"/>
      <text:p text:style-name="P74">В офисе меня встретил лыбящийся Стас.</text:p>
      <text:p text:style-name="P7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4">Я уставился на Стаса и он, захлёбываясь от торопливости, начал <text:span text:style-name="T6">расказывать</text:span>.</text:p>
      <text:p text:style-name="P7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4">– Ты его уничтожил?</text:p>
      <text:p text:style-name="P74">– Кого?</text:p>
      <text:p text:style-name="P74">– Этический модуль. Селестию.</text:p>
      <text:p text:style-name="P7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4"><text:soft-page-break/>– Ты его уничтожил?</text:p>
      <text:p text:style-name="P7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4">– То есть, на домашнем компьютере Влада модуль работает и дальше?</text:p>
      <text:p text:style-name="P74">– Ага. К нему-то у меня доступа нету. Но в кластер к Нексусу он больше не пролезет.</text:p>
      <text:p text:style-name="P74">– Спасибо, Стас. Ты молодец.</text:p>
      <text:p text:style-name="P74">Ниточка, чуть было не прервавшаяся в офисе, повела в квартиру Влада.</text:p>
      <text:p text:style-name="P74"/>
      <text:h text:style-name="P117" text:outline-level="2">Дискорд</text:h>
      <text:p text:style-name="P82"/>
      <text:p text:style-name="P83">Девушки поспешно собирались, пока я растолковывал им задачу.</text:p>
      <text:p text:style-name="P83"><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3"><text:span text:style-name="T6">– </text:span>Это тот твой приятель, который разбился с полгода назад? – спросила Эпплджек.</text:p>
      <text:p text:style-name="P83"><text:span text:style-name="T6">– </text:span>Да, это он.</text:p>
      <text:p text:style-name="P83"><text:span text:style-name="T6">– </text:span>А как мы попадём в его квартиру? Там сейчас кто-то живёт? – Флаттершай прыгала на одной ноге, натягивая кед.</text:p>
      <text:p text:style-name="P83"><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4">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4">Я поднёс брелок пропуска к домофону, но дверь подъезда не открылась. Замигала красная лампочка и зажужжал зуммер.</text:p>
      <text:p text:style-name="P84">Я выругался.</text:p>
      <text:p text:style-name="P84"><text:span text:style-name="T6">– </text:span>Макс, что случилось? У нас проблемы?</text:p>
      <text:p text:style-name="P84"><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4"><text:span text:style-name="T6">– </text:span>Так что, будем ломать дверь? – Эпплджек критически осмотрелась, подмечая бабулек на лавочке и зевак во внутреннем скверике.</text:p>
      <text:p text:style-name="P84"><text:span text:style-name="T6">– </text:span>Нет нужды. Лучше станьте-ка сзади меня так, чтобы заслонить от этих бабулек и от вооон той камеры <text:soft-page-break/>наблюдения.</text:p>
      <text:list xml:id="list7274350597493253927" text:style-name="L6">
        <text:list-header>
          <text:p text:style-name="P12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4">Раздался лёгкий «кряк» и дверь подалась.</text:p>
      <text:p text:style-name="P104"><text:span text:style-name="T6">– </text:span>Девушки, заходим.</text:p>
      <text:p text:style-name="P6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9"><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4">Прихожая встретила нас толстым слоем пыли. Мы тихонько прошли внутрь и я закрыл дверь изнутри.</text:p>
      <text:p text:style-name="P69"><text:span text:style-name="T1">Компьютер</text:span> стоял там же, где и обычно <text:span text:style-name="T1">— в личном кабинете Влада на столе у окна.</text:span></text:p>
      <text:p text:style-name="P104"><text:span text:style-name="T6">– </text:span>Макс, тут окно разбито! И верёвка какая-то висит. – крикнула Флаттершай из кухни.</text:p>
      <text:p text:style-name="P104"><text:span text:style-name="T6">– </text:span>Оставь, Флатти, не сейчас! – отмахнулся я.</text:p>
      <text:p text:style-name="P111">Лампочка питания на ноутбуке горела, <text:s/>но подключенный монитор оставался тёмным. Я постучал по пробелу, но безрезультатно.</text:p>
      <text:p text:style-name="P104"><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4"><text:span text:style-name="T6">– </text:span>Монитор выключен. – <text:s/>раздалось из угла. Кресло с высокой спинкой повернулось, открыв нашим взорам Дискорда. </text:p>
      <text:p text:style-name="P10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4">Он приподнял панамку, дурашливо здороваясь.</text:p>
      <text:p text:style-name="P104"><text:span text:style-name="T6">– </text:span>Оп-па! – пробормотала Эпплджек. – Нежданчик!</text:p>
      <text:p text:style-name="P104"><text:span text:style-name="T6">– </text:span>Ты, я вижу, времени не терял, – моя рука под прикрытием стола медленно тянулась к тяжёлой фарфоровой кружке, стоящей на краю.</text:p>
      <text:p text:style-name="P85"><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5"><text:span text:style-name="T6">– </text:span>А почему ты вообще решил искать нас тут? – спросила Эпплджек. – Приехал бы домой. Мы б тебя чаем напоили.</text:p>
      <text:p text:style-name="P85"><text:soft-page-break/><text:span text:style-name="T6">– </text:span>Видишь ли, дорогая Эй-Джей, я с самого начала знал, где находится наша уважаемая принцесса, а времени в обрез, так что...</text:p>
      <text:p text:style-name="P92">В проёме дверей появилась Флаттершай.</text:p>
      <text:p text:style-name="P85"><text:span text:style-name="T6">– </text:span>С кем это вы тут разговариваете?</text:p>
      <text:list xml:id="list3769130639316930764" text:style-name="L7">
        <text:list-header>
          <text:p text:style-name="P11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2">Оглушённый Дискорд попытался было отъехать на кресле в сторону, но я припёр его стулом к стенке.</text:p>
      <text:p text:style-name="P85">– Жанна, Флатти, хватайте ноут и на выход! Я с ним разберусь! Не теряйте вре...!</text:p>
      <text:p text:style-name="P85">– ТЫ ИДИО...!!!</text:p>
      <text:p text:style-name="P85">Дискорд <text:s/>зорал одновременно со мной, прикрываясь от меня руками, когда раздался оглушительный</text:p>
      <text:p text:style-name="P85">...</text:p>
      <text:p text:style-name="P86">БАХ!!!</text:p>
      <text:p text:style-name="P85">…</text:p>
      <text:p text:style-name="P8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4">На лице Дискорда появилось удивлённо-мечтательное выражение и он вырубился.</text:p>
      <text:p text:style-name="P104"/>
      <text:h text:style-name="P116" text:outline-level="2">Селестия</text:h>
      <text:p text:style-name="P104"/>
      <text:p text:style-name="P8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4">Включенный монитор показал схематическое изображение Селестиии, </text:p>
      <text:p text:style-name="P105">&gt;\<text:span text:style-name="T1">Привет, Селестия. Это Макс. Как себя чувствуешь?</text:span></text:p>
      <text:p text:style-name="P105">&lt;\<text:span text:style-name="T1">Макс? МАКС??? МА-А-А-АКС!!! НАКОНЕЦ-ТО! КАК Я РАДА ТЕБЯ СЛЫШАТЬ! </text:span></text:p>
      <text:p text:style-name="P105">&gt;\<text:span text:style-name="T1">Я рад, что нашёл тебя, Тия.</text:span></text:p>
      <text:p text:style-name="P10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5">&gt;\<text:span text:style-name="T1">Тия, я сейчас подключу микрофон и колонки, и мы сможем общаться более удобно.</text:span></text:p>
      <text:p text:style-name="P104">…</text:p>
      <text:p text:style-name="P104">– Привет опять. Как ты меня слышишь?</text:p>
      <text:p text:style-name="P10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5">– <text:span text:style-name="T1">Могу себе представить. Как-то раз я провёл три часа камере сенсорной депривации. Мне не понравилось.</text:span></text:p>
      <text:p text:style-name="P104">– Эммм... Ваше Высочество, вы в порядке? Мы так рады, что наконец-то нашли Вас! – вклинилась в разговор Эпплджек.</text:p>
      <text:p text:style-name="P104">– Кто тут? Макс, кто ещё с тобой?</text:p>
      <text:p text:style-name="P105"><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5"><text:soft-page-break/>– <text:span text:style-name="T1">Девочки? Я рада вас слышать. А Твайлайт нет рядом?</text:span></text:p>
      <text:p text:style-name="P10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4">При этих словах Дискорд замычал и задёргался. Эпплджек нахмурилась и проверила верёвки, привязывающие его к спинке стула.</text:p>
      <text:p text:style-name="P10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4">– Ноутбук — так называется место, где я нахожусь сейчас? А кто это мычит?</text:p>
      <text:p text:style-name="P10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4">– О, духи предков, но зачем??? Почему у него кляп во рту?</text:p>
      <text:p text:style-name="P104">– Мы связали его. Он нас предал. И тебя. И Эквестрию. Всех.</text:p>
      <text:p text:style-name="P104">При этих словах Эпплджек и Флаттершай непонимающе уставились на меня, а Дискорд протестующе замычал.</text:p>
      <text:p text:style-name="P104">Я начал рассказывать о своих догадках, и непонимающее выражение на лицах девушек сменилось удивлением.</text:p>
      <text:p text:style-name="P10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4">– А зачем тогда ты приложила его книгой? – непонимающе уставился я на неё.</text:p>
      <text:p text:style-name="P104">– Потому что ты напал на него. Я и подумала — тебе виднее. И подсобила.</text:p>
      <text:p text:style-name="P104">Флаттершай отрицающе мотнула головой.</text:p>
      <text:p text:style-name="P104">– Не может Дискорд быть предателем. Он мой друг.</text:p>
      <text:p text:style-name="P104">Дискорд благодарственно замычал и закивал головой.</text:p>
      <text:p text:style-name="P10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4">Дискорд завёл глаза на лоб и обречённо завыл.</text:p>
      <text:p text:style-name="P104">– Макс, постой. Дай мне поговорить с ним. – сказала Селестия. – Не могу поверить, что Дискорд на такое пошёл.</text:p>
      <text:p text:style-name="P104">– Ну хорошо. Поговори. Послушаем, что он скажет.</text:p>
      <text:p text:style-name="P104">Я красноречиво покачал кулак перед его носом и вытащил кляп.</text:p>
      <text:p text:style-name="P104">...</text:p>
      <text:p text:style-name="P93">–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3">– Это я-то устраиваю цирк?!! ДА ТЫ НА СЕБЯ ПОСМОТРИ, КЛОУН!!! На людей кидаешься, чашками бросаешься, вон, мне нос разбил! Дерёшься...</text:p>
      <text:p text:style-name="P93">Я угрожающе поднёс тряпку к лицу Дискорда.</text:p>
      <text:p text:style-name="P93">– Ещё одно слово в таком тоне, и ты заткнёшься, а мы уйдём в Эквестрию без тебя!</text:p>
      <text:p text:style-name="P9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3"><text:soft-page-break/>Дискорд демонстративно закрыл рот и посвистывая уставился в потолок.</text:p>
      <text:p text:style-name="P93">Разговор зашёл в тупик.</text:p>
      <text:p text:style-name="P96"/>
      <text:p text:style-name="P97">На мониторе высветился текст:</text:p>
      <text:p text:style-name="P96">&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7"/>
      <text:p text:style-name="P97">Из колонок послышался лёгкий шорох.</text:p>
      <text:p text:style-name="P93">– Дик, сейчас не время для ссор. – голос Селестии был мягким, но настойчивым. – Мы в одной лодке.</text:p>
      <text:p text:style-name="P93">– Тебе легко говорить! Тебе не разбивали нос и не оскорбляли угрозами!</text:p>
      <text:p text:style-name="P93">– Ты должен понимать, что у Макса были все основания так себя вести. Твоё поведение вызвало подозрения у него, ведь он мало тебя знает. </text:p>
      <text:p text:style-name="P93">К уговорам Селестии присоединилась Флаттершай.</text:p>
      <text:p text:style-name="P93">– Дискорд, миленький, прости его. Макс хороший. Он просто не знал, что ты тоже хороший...</text:p>
      <text:p text:style-name="P93">У Дискорда покраснели уши и он засмущался и заворчал.</text:p>
      <text:p text:style-name="P9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3">Я пропустил «дятла» мимо ушей.</text:p>
      <text:p text:style-name="P98">–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4">***</text:p>
      <text:p text:style-name="P9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3">Потому разбрасываться такой возможностью не стоит. Если уж тебе повезло оказаться в новом мире — исследуй его сполна!..</text:p>
      <text:p text:style-name="P94">***</text:p>
      <text:p text:style-name="P99">&lt;<text:span text:style-name="T18">сюда можно вставить похождения Дискорда — вторая неопубликованная глава. Первая — секс с Селестией</text:span>&gt;</text:p>
      <text:p text:style-name="P94">***</text:p>
      <text:p text:style-name="P97"><text:soft-page-break/>– Развяжите мне, наконец, руки! Или хотя бы одну. Плечами жестикулировать неудобно.... </text:p>
      <text:p text:style-name="P97">Я развязал Дискорду левую руку.</text:p>
      <text:p text:style-name="P9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7">Дискорд принялся разминать затёкшее запястье.</text:p>
      <text:p text:style-name="P9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7">– Какое письмо, Корди? – вскинулась до этого зачарованно слушавшая Дискорда Флаттершай.</text:p>
      <text:p text:style-name="P97">– Ну ваше же! Вы с Эпплджек написали мне о своих мытарствах тут. Вежливо так написали, спасибо...</text:p>
      <text:p text:style-name="P97">Флаттершай покрылась пунцовыми пятнами.</text:p>
      <text:p text:style-name="P97">– Я... Мы... – тут она совсем стушевалась.</text:p>
      <text:p text:style-name="P97">– Так а почему ты сказал, что никто не уйдёт в Эквестрию? – наконец перебила Дискорда скучавшая до этого Эпплджек.</text:p>
      <text:p text:style-name="P97">Дискорд уставился на неё долгим взглядом, а потом хлопнул себя по лбу.</text:p>
      <text:p text:style-name="P9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1">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1">(предполагалось, что он уволился, но, чтобы оставить ему путь к отступлению, назвали увольнение творческим отпуском)</text:span><text:span text:style-name="T6">&gt;</text:span></text:p>
      <text:p text:style-name="P97">– И что? – продолжила его мысль Эпплджек.</text:p>
      <text:p text:style-name="P97">–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7">– И?!! – до меня уже дошло, но Эпплджек продолжала тупить.</text:p>
      <text:p text:style-name="P97">– Короче, времени у нас осталось что-то около пятнадцати минут. Или около того. – заявил Дискорд, поднеся к глазам запястье с массивными часами.</text:p>
      <text:p text:style-name="P97">– СКОЛЬКО??? – воскликнули хором я и девушки.</text:p>
      <text:p text:style-name="P97">Дискорд открыл было рот, но его слова заглушил звонок в дверь.</text:p>
      <text:p text:style-name="P97">– ОТКРОЙТЕ, ПОЛИЦИЯ! Вам даётся полминуты, чтобы открыть дверь. Через тридцать секунд дверь будет выбита!</text:p>
      <text:p text:style-name="P9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7">Блядь!</text:p>
      <text:p text:style-name="P97">– На крышу, живо!!! Через окно на кухне! – зашипел Дискорд, отчаянно дёргая узлы свободной рукой.</text:p>
      <text:p text:style-name="P97">Эпплджек, одной рукой сгребя в охапку ноутбук, второй увлекая Флаттершай, кинулась на кухню.</text:p>
      <text:p text:style-name="P97"><text:soft-page-break/>– А толку? Куда мы с крыши денемся? – спросил я растерянно. Дискорд только раздражённо зарычал в ответ.</text:p>
      <text:p text:style-name="P93">Дверь содрогнулась от мощного удара. Послышался стук падающей штукатурки. Я сломя голову кинулся на кухню.</text:p>
      <text:p text:style-name="P93">– Развяжи меня, идиот!!! – гаркнул вдогонку Дискорд.</text:p>
      <text:p text:style-name="P9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3">– Давай на крышу! Я догоню! – рявкнул он, освобождая вторую руку.</text:p>
      <text:p text:style-name="P93">От второго удара дверная коробка крякнула и наполовину въехала в коридор. </text:p>
      <text:p text:style-name="P9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3">Верёвка в кухонном окне дёргалась от движений лезущих по ней Флатти и Эпплджек. Я словил её рукой и стал на подоконник.</text:p>
      <text:p text:style-name="P93">Чёрт!</text:p>
      <text:p text:style-name="P9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3">Но нет, триста тысяч чертей, раз девушки смогли – я тоже смогу!</text:p>
      <text:p text:style-name="P9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3">Я успел сократить расстояние до Эпплджек наполовину, когда девушки нашли решение.</text:p>
      <text:p text:style-name="P9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3">Я выдохнул.</text:p>
      <text:p text:style-name="P9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3">Чёрт! Чёрт! Чёрт! Чёрт!</text:p>
      <text:p text:style-name="P93">Бля!!!...</text:p>
      <text:p text:style-name="P93">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3"/>
      <text:h text:style-name="P116" text:outline-level="2">Назад, в Эквестрию</text:h>
      <text:p text:style-name="P93"/>
      <text:p text:style-name="P93">Долго паниковать не пришлось. </text:p>
      <text:p text:style-name="P93">Я почувствовал сильный рывок за шиворот и захват поперёк груди. </text:p>
      <text:p text:style-name="P93">– ОТПУСТИ ДЕВЧОНКУ!!! – загрохотало мне в ухо. Я открыл глаза.</text:p>
      <text:p text:style-name="P9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3">Я чуть поднял глаза и уставился в чешуйчатую морду дракона.</text:p>
      <text:p text:style-name="P93">– Отпусти Эпплджек. Я её держу. – повторил Дискорд. – Мне сбалансироваться надо. Вы не такие уж и лёгкие.</text:p>
      <text:p text:style-name="P9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3">Наконец это ему удалось, и дальнейший подъём на крышу происходил в молчании.</text:p>
      <text:p text:style-name="P9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3">Флаттершай оторвала заплаканное лицо от моей ветровки.</text:p>
      <text:p text:style-name="P93">– Да-да, ты прав, Корди. Я готова.</text:p>
      <text:p text:style-name="P93">На длинной шее Дискорда разместились Эпплджек и Флаттершай. Я, для сохранения баланса, разместился позади крыльев.</text:p>
      <text:p text:style-name="P93">Дискорд расправил крылья и начал короткую пробежку к краю.</text:p>
      <text:p text:style-name="P9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3">И мы полетели навстречу закату.</text:p>
      <text:p text:style-name="P9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3">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3">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3">– Пристегните ремни! – проревел Дискорд, резко ускоряясь. – Будет весело!!!</text:p>
      <text:p text:style-name="P9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3">– ЙУУУУУУУХХХУУУУУ!!! – заорал Дискорд, сложил крылья и врезался в шар.</text:p>
      <text:p text:style-name="P98">&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3" text:outline-level="1">Беседа за столиком в ночи</text:h>
      <text:p text:style-name="P71">Из-за заинтересованности Эквуса в Максе, тому не приходится прилагать усилий для 34 — на что ему указывает Анакорн</text:p>
      <text:p text:style-name="P7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9"><text:span text:style-name="T1">– </text:span>Анакорн. <text:span text:style-name="T1">– о</text:span>трекомендовался он. <text:span text:style-name="T6">– </text:span><text:span text:style-name="T1">Демиург.</text:span></text:p>
      <text:p text:style-name="P69"><text:span text:style-name="T1">– </text:span>П-привет. Макс. <text:span text:style-name="T1">– в</text:span> смятении представился я.</text:p>
      <text:p text:style-name="P6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4"><text:soft-page-break/></text:p>
      <text:p text:style-name="P69"><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4"/>
      <text:p text:style-name="P6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9"><text:span text:style-name="T1">Юноша</text:span> закинул ногу за ногу и пытливо смотрел на меня, играя карандашём .</text:p>
      <text:p text:style-name="P69">Я совсем запутался.</text:p>
      <text:p text:style-name="P69"><text:span text:style-name="T1">– </text:span>Какая проблема? Какое решение? Кто ты <text:span text:style-name="T1">вообще</text:span>?</text:p>
      <text:p text:style-name="P69"><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4">– Стоп, не торопись. – у меня голова пошла кругом от информации. – Я ничего не понял. Какие-такие проблемы? Какие варианты? Зачем его поддерживать?</text:p>
      <text:p text:style-name="P74">Анакорн недовольно поморщился, но продолжил.</text:p>
      <text:p text:style-name="P7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4"><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4">На голограмме появилась солнечная система Эквуса. Почему-то в центре системы был сам Эквус. Вокруг него вращались солнце и луна.</text:p>
      <text:p text:style-name="P74">Анакорн плюхнулся обратно в кресло и схватился за голову. Потом, немного успокоившись, продолжил.</text:p>
      <text:p text:style-name="P7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4">Анакорн отпил из стакана и продолжил.</text:p>
      <text:p text:style-name="P7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text:span><text:span text:style-name="T1">«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4">Анакорн постучал по столику указкой. Солнечная система увеличилась, оставив в поле зрения только шар Эквуса.</text:p>
      <text:p text:style-name="P7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7">старом аналоговом телевизоре.</text:span></text:p>
      <text:p text:style-name="P76">Ко мне наконец-то пришло понимание ситуации.</text:p>
      <text:p text:style-name="P7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4"><text:soft-page-break/>Анакорн смутился.</text:p>
      <text:p text:style-name="P7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4">(<text:span text:style-name="T15">Ученик поднял копыто, желая ответить на вопрос, когда Стар Свирл Бородатый громко икнул и </text:span><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4"><text:span text:style-name="T15">– Сам ты раздолбай! – произнёс, наконец, Свирл</text:span>)</text:p>
      <text:p text:style-name="P74">… И создали вы его достаточно топорно — видишь, он трещит по швам.</text:p>
      <text:p text:style-name="P74">– Хмм. То есть, это брони создали Эквус?</text:p>
      <text:p text:style-name="P7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4">Я вспомнил события последнего года <text:span text:style-name="T6">&lt;</text:span>упомянуть в эпизоде на Терре, что МЛП-сериал закрылся год назад<text:span text:style-name="T6">&gt;</text:span></text:p>
      <text:p text:style-name="P7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4">Анакорн с такой силой сжал карандаш, что он хрустнул.</text:p>
      <text:p text:style-name="P7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1">– </text:p>
      <text:p text:style-name="P7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6">– Верни Рэйнбоу!!!</text:p>
      <text:p text:style-name="P76">Обломки карандаша выпали из кулака Анакорна на столик.</text:p>
      <text:p text:style-name="P76">– Э-э-э… м-м-м… ну-у-у... Нельзя сказать, что это совсем невыполнимо… Но, прямо скажу, задачка не для студента!</text:p>
      <text:p text:style-name="P76">– А ты студент?</text:p>
      <text:p text:style-name="P7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6">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6">– Нет. Плата остаётся неизменной. Тут мы квиты. У меня тоже мало шансов помочь тебе — я не имею ни малейшего понятия, как это сделать.</text:p>
      <text:p text:style-name="P76">Ставшие почти прозрачными стены комнаты снова обрели материальность. Анакорн пожал плечами и протянул мне руку через столик.</text:p>
      <text:p text:style-name="P7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6">Я задумался.</text:p>
      <text:p text:style-name="P7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6">Анакорн почесал в затылке.</text:p>
      <text:p text:style-name="P76">– А кьютимарки? Как, <text:span text:style-name="T6">&lt;</text:span><text:span text:style-name="T22">чёрт</text:span><text:span text:style-name="T6">&gt;</text:span> меня побери, объяснить кьютимарки?</text:p>
      <text:p text:style-name="P76">– А кьютимарки ты сам даришь пони, когда распознаёшь их жизненное предназначение.</text:p>
      <text:p text:style-name="P7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6">Я пожал плечами.</text:p>
      <text:p text:style-name="P76">– А по-другому я не могу объяснить их появление. К сожалению.</text:p>
      <text:p text:style-name="P10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6"><text:soft-page-break/>– Хорошо. Уболтал. Кьютимарки беру на себя. Так и знал, что мне самое трудное достанется!</text:p>
      <text:p text:style-name="P10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6"/>
      <text:p text:style-name="P108">Да, т<text:span text:style-name="T3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text:span><text:span text:style-name="T1">помощью объединяющего фанфика. </text:span>&gt;</text:p>
      <text:p text:style-name="P109"/>
      <text:p text:style-name="P10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8"/>
      <text:p text:style-name="P108"/>
      <text:p text:style-name="P106">Я опять задумался. В голове было пусто. Хотя, если подумать с точки зрения программиста, можно... Наверное можно, раз все предыдущее прокатило...</text:p>
      <text:p text:style-name="P107">– <text:span text:style-name="T11">Могу как решение разве что предложить создать ещё одну версию Эквуса. Совместимую со всеми </text:span><text:span text:style-name="T11">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7">– Не понял? Это как? Как ты совместишь разрушенную магическими войнами Эквестрию с романтически-сексуальным раем для попаданцев?</text:p>
      <text:p text:style-name="P107"><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7">Анакорн долго мусолил карандаш, а потом вдруг заржал.</text:p>
      <text:p text:style-name="P107"><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text:soft-page-break/>сестричкам?</text:p>
      <text:p text:style-name="P107"><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7">Анакорн примирительно похлопал меня по плечу.</text:p>
      <text:p text:style-name="P107"><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7">Я подозрительно посмотрел на Анакорна.</text:p>
      <text:p text:style-name="P107"><text:span text:style-name="T6">– </text:span>Какой ещё, нафиг, «мой фанфик»? Я никакого фанфика не писал. И не собираюсь, вообще-то.</text:p>
      <text:p text:style-name="P107">Анакорн ехидно ухмыльнулся и откинулся в кресле, переплетя пальцы за затылком.</text:p>
      <text:p text:style-name="P107"><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6"><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6"><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6"><text:span text:style-name="T6">– </text:span>Факн щит<text:note text:id="ftn13" text:note-class="footnote"><text:note-citation>13</text:note-citation><text:note-body><text:p text:style-name="P10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6">Анакорн развёл руками.</text:p>
      <text:p text:style-name="P106"><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6">Анакорн, глядя на мои терзания, понимающе кивнул и продолжил.</text:p>
      <text:p text:style-name="P7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4">– Гм! Я бы попросил тебя не касаться моих отношений с Рэйнбоу!</text:p>
      <text:p text:style-name="P7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4"><text:soft-page-break/>У меня сердце буквально ухнуло куда-то вниз, в область желудка.</text:p>
      <text:p text:style-name="P7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4">– Та ладно, не утешай. Я не маленький ребёнок. Долг платежом красен. Сделаю то, что ты хочешь. Как сумею.</text:p>
      <text:p text:style-name="P7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4">Анакорн наблюдал за мной без улыбки. По его нейтральному выражению лица невозможно было догадаться, о чём он думает.</text:p>
      <text:p text:style-name="P74">– Ну вот и отлично. Рад, что мы наконец-то пришли к сделке.</text:p>
      <text:p text:style-name="P7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7">– Пора закругляться. Ты начинаешь сгорать. Надо утрясти последние детали, пока ещё есть пару минут.</text:p>
      <text:p text:style-name="P74">– Валяй. Я тебя внимательно слушаю.</text:p>
      <text:p text:style-name="P7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text:span><text:span text:style-name="T17">низкоэнергетических монад</text:span>.</text:p>
      <text:p text:style-name="P74">– А я разве сплю?</text:p>
      <text:p text:style-name="P74">– Сейчас — нет. Но как только мы закроем сделку — проснёшься. Потому что нет иного способа вернуть тебя в реальный мир.</text:p>
      <text:p text:style-name="P74">– Эээ, постой. А как я в Эквестрию и обратно возвращался?</text:p>
      <text:p text:style-name="P7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4">Так вот, возвращать тебя обратно в твой мир я не буду. </text:p>
      <text:p text:style-name="P74">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text:soft-page-break/>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4">– Ты ещё увидишь пару снов на прощание. Удачи!</text:p>
      <text:p text:style-name="P74"/>
      <text:p text:style-name="P78">&lt;<text:span text:style-name="T1">- Но если миры Эквестрии станут существовать — появятся и те из них, в которых тьма страданий, постапокалипсис.</text:span></text:p>
      <text:p text:style-name="P78"><text:span text:style-name="T1">- И это лучше, чем не существовать, поверь</text:span>&gt;</text:p>
      <text:p text:style-name="P75">***</text:p>
      <text:p text:style-name="P75"/>
      <text:p text:style-name="P74">&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4"/>
      <text:p text:style-name="P74">–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4">– Пожалста. – ответил я безучастно. – Всегда рад. Только Вам не нужно было ТАК распинаться, чтобы заручиться моей помощью.</text:p>
      <text:p text:style-name="P74">Селестия на мгновение смутилась, но продолжила.</text:p>
      <text:p text:style-name="P74">&lt;<text:span text:style-name="T17"> - Ты морочила мне яйца, чтобы заинтересовать? Всё, как Свирл указал?</text:span></text:p>
      <text:p text:style-name="P7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1">Я покачал головой.</text:p>
      <text:p text:style-name="P74"><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4">–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3"><text:soft-page-break/>Селестия кивнула, соглашаясь, и образ её начал меркнуть.</text:p>
      <text:p text:style-name="P98">– <text:span text:style-name="T1">Окей. Будь счастлив и... спасибо тебе за всё, Макс.</text:span></text:p>
      <text:p text:style-name="P93">…</text:p>
      <text:p text:style-name="P9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3">Он нахлобучил на себя невесть откуда взявшуюся двууголку.</text:p>
      <text:p text:style-name="P93">– Как вам это нравится, господа?! Дискорд — спаситель Эквестрии! А ведь звучит!!! Разрешите откланяться!..</text:p>
      <text:p text:style-name="P93"/>
      <text:list xml:id="list6699238129835028719" text:style-name="L8">
        <text:list-header>
          <text:p text:style-name="P129">(<text:span text:style-name="T25">Луна — как повелительница снов, слышала разговор Макса с Анакорном</text:span>)</text:p>
          <text:p text:style-name="P130"/>
        </text:list-header>
      </text:list>
      <text:p text:style-name="P94">***</text:p>
      <text:p text:style-name="P69"><text:span text:style-name="T1">–</text:span> Ты?..</text:p>
      <text:p text:style-name="P69"><text:span text:style-name="T1">–</text:span> Ты??!</text:p>
      <text:p text:style-name="P69"><text:span text:style-name="T1">–</text:span> Ты мне снишься??</text:p>
      <text:p text:style-name="P69"><text:span text:style-name="T1">–</text:span> Это ты мне снишься!!</text:p>
      <text:p text:style-name="P69"><text:span text:style-name="T1">–</text:span> Неважно… Пусть мы друг-другу снимся… Ты как, Дэш?</text:p>
      <text:p text:style-name="P6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9"><text:span text:style-name="T1">–</text:span> И я в порядке. Вот, возвращаюсь в свой мир. Ну, не совсем в свой. Почти в свой.</text:p>
      <text:p text:style-name="P69"><text:span text:style-name="T1">–</text:span> Навсегда?</text:p>
      <text:p text:style-name="P69"><text:span text:style-name="T1">–</text:span> Скорее всего, да.</text:p>
      <text:p text:style-name="P69"><text:span text:style-name="T1">–</text:span> Это плохо. Я хотела тебе сказать…</text:p>
      <text:p text:style-name="P69"><text:span text:style-name="T1">–</text:span> Не надо, Дэш. Не стоит терзать себя. Мне тоже очень хотелось остаться. Но так надо. Мне очень жаль…</text:p>
      <text:p text:style-name="P6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9"><text:span text:style-name="T1">–</text:span> А знаешь, что? Давай мы тебя будем навещать в твоём мире? Твайли <text:span text:style-name="T1">недавно стала аликорном, так </text:span><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9"><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9"><text:span text:style-name="T1">–</text:span> И тебя, и Твайлайт, и Рэрити, и Селестию, и всех-всех-всех… Таковы правила.</text:p>
      <text:p text:style-name="P69"><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9">Я опустил руку на шею Дэш и ощутил теплоту и лёгкое покалывание в пустоте.</text:p>
      <text:p text:style-name="P69"><text:span text:style-name="T6">–</text:span> Мне кажется, Дэш, <text:span text:style-name="T1">м</text:span>ы найдём способ связаться. Рано или поздно.</text:p>
      <text:p text:style-name="P69"><text:span text:style-name="T1">–</text:span> И лучше рано, чем поздно! Я не люблю ждать!</text:p>
      <text:p text:style-name="P69"><text:span text:style-name="T1">–</text:span> Да, Дэш. <text:span text:style-name="T1">–</text:span> её образ начал таять. <text:span text:style-name="T1">–</text:span> Да, я помню. Я всё ещё помню…</text:p>
      <text:p text:style-name="P69"/>
      <text:h text:style-name="P116" text:outline-level="2">Земля</text:h>
      <text:p text:style-name="P72">Музыкальная тема из бегущего по лезвию бритвы — <text:span text:style-name="T6">Mission impossible</text:span></text:p>
      <text:p text:style-name="P73">&lt;Ужас возвращения из тёплого волшебного мира друзей в холодную скучную реальность.&gt;</text:p>
      <text:p text:style-name="P67">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7"><text:span text:style-name="T1">Я нашарил ногами тапки и пошёл в ванную. Проходя мимо стола, зацепился взглядом за</text:span> эскиз <text:span text:style-name="T1">рисунка</text:span>.</text:p>
      <text:p text:style-name="P6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6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8">Доставая из стола ключи от машины, опять наткнулся взглядом на эскиз.</text:p>
      <text:p text:style-name="P6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8">Назову-ка я фантазию «Последний фанфик».</text:p>
      <text:p text:style-name="P68"/>
      <text:p text:style-name="P68"/>
      <text:p text:style-name="P68"/>
      <text:p text:style-name="P69"/>
      <text:p text:style-name="P69"/>
      <text:p text:style-name="P69"/>
      <text:p text:style-name="P7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9"/>
      <text:p text:style-name="P6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9"/>
      <text:p text:style-name="P69"/>
      <text:p text:style-name="P69"/>
      <text:p text:style-name="P69"/>
      <text:p text:style-name="P52"/>
      <text:p text:style-name="P50"><text:span text:style-name="T1">–</text:span> Запрыгивай <text:span text:style-name="T1">–</text:span> разгневанно фыркнула она и ткнулась в меня боком.</text:p>
      <text:p text:style-name="P50">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0">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50">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0"><text:span text:style-name="T6">–</text:span> Держись! <text:span text:style-name="T6">–</text:span> <text:span text:style-name="T1">н</text:span>е успев процедить это сквозь сжатые зубы, Селестия пустилась вскачь.</text:p>
      <text:p text:style-name="P50">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0">Выход был уже совсем рядом, когда нас встретила Луна.</text:p>
      <text:p text:style-name="P50"><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0">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0">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50"/>
      <text:p text:style-name="P50"/>
      <text:p text:style-name="P50"><text:soft-page-break/></text:p>
      <text:p text:style-name="P50"/>
      <text:p text:style-name="P5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01T02:41:46.58</dc:date>
    <meta:editing-duration>P76DT17H31M35S</meta:editing-duration>
    <meta:editing-cycles>3879</meta:editing-cycles>
    <meta:generator>OpenOffice/4.1.1$Win32 OpenOffice.org_project/411m6$Build-9775</meta:generator>
    <dc:creator>макс </dc:creator>
    <meta:document-statistic meta:table-count="0" meta:image-count="0" meta:object-count="0" meta:page-count="150" meta:paragraph-count="3076" meta:word-count="72085" meta:character-count="458948"/>
  </office:meta>
</office:document-meta>
</file>